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1">
            <text:p>30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504">
            <text:p>50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6">
            <text:p>52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225">
            <text:p>2922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298">
            <text:p>292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411">
            <text:p>3041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4">
            <text:p>2021-04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4 - 0.95)">
            <text:p>(0.64 - 0.9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639.5">
            <text:p>639.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28504648892998">
            <text:p>0.032850464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170917670777">
            <text:p>1.1170917671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1.4447787940916">
            <text:p>21.444778794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46.25">
            <text:p>746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4072230846498">
            <text:p>0.0340722308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2152820511586">
            <text:p>1.1215282051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0.6881017049443">
            <text:p>20.688101704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79.375">
            <text:p>479.375</text:p>
          </table:table-cell>
          <table:table-cell office:value-type="float" office:value="799">
            <text:p>799</text:p>
          </table:table-cell>
          <table:table-cell office:value-type="float" office:value="0.0259433962264151">
            <text:p>0.0259433962</text:p>
          </table:table-cell>
          <table:table-cell office:value-type="float" office:value="0.0340804066543438">
            <text:p>0.0340804067</text:p>
          </table:table-cell>
          <table:table-cell office:value-type="float" office:value="0.0337772141196364">
            <text:p>0.0337772141</text:p>
          </table:table-cell>
          <table:table-cell office:value-type="float" office:value="1.09212108401566">
            <text:p>1.092121084</text:p>
          </table:table-cell>
          <table:table-cell office:value-type="float" office:value="1.12155791256095">
            <text:p>1.1215579126</text:p>
          </table:table-cell>
          <table:table-cell office:value-type="float" office:value="1.12045641379835">
            <text:p>1.1204564138</text:p>
          </table:table-cell>
          <table:table-cell office:value-type="float" office:value="27.0627673076432">
            <text:p>27.0627673076</text:p>
          </table:table-cell>
          <table:table-cell office:value-type="float" office:value="20.6832209001889">
            <text:p>20.6832209002</text:p>
          </table:table-cell>
          <table:table-cell office:value-type="float" office:value="20.8658019330773">
            <text:p>20.865801933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852.625">
            <text:p>852.62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68113720749503">
            <text:p>0.0368113721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3149575340585">
            <text:p>1.1314957534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19.1741879141503">
            <text:p>19.174187914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611">
            <text:p>22611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763.25">
            <text:p>763.25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37556941311751">
            <text:p>0.0337556941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2037824535622">
            <text:p>1.1203782454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0.8788858126357">
            <text:p>20.878885812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616">
            <text:p>22616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756.75">
            <text:p>756.7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3346082419526">
            <text:p>0.0334608242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11930735312483">
            <text:p>1.1193073531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1.0598579951238">
            <text:p>21.059857995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404">
            <text:p>2440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510.25">
            <text:p>510.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209084576298967">
            <text:p>0.0209084576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07403644236154">
            <text:p>1.0740364424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33.4968997315109">
            <text:p>33.496899731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5274">
            <text:p>25274</text:p>
          </table:table-cell>
          <table:table-cell office:value-type="float" office:value="264">
            <text:p>264</text:p>
          </table:table-cell>
          <table:table-cell office:value-type="float" office:value="712">
            <text:p>712</text:p>
          </table:table-cell>
          <table:table-cell office:value-type="float" office:value="394">
            <text:p>394</text:p>
          </table:table-cell>
          <table:table-cell office:value-type="float" office:value="0.02537241710716">
            <text:p>0.0253724171</text:p>
          </table:table-cell>
          <table:table-cell office:value-type="float" office:value="0.0414870061764363">
            <text:p>0.0414870062</text:p>
          </table:table-cell>
          <table:table-cell office:value-type="float" office:value="0.0155891429927989">
            <text:p>0.015589143</text:p>
          </table:table-cell>
          <table:table-cell office:value-type="float" office:value="1.09006522859278">
            <text:p>1.0900652286</text:p>
          </table:table-cell>
          <table:table-cell office:value-type="float" office:value="1.14857801811324">
            <text:p>1.1485780181</text:p>
          </table:table-cell>
          <table:table-cell office:value-type="float" office:value="1.05503832237813">
            <text:p>1.0550383224</text:p>
          </table:table-cell>
          <table:table-cell office:value-type="float" office:value="27.6640521305895">
            <text:p>27.6640521306</text:p>
          </table:table-cell>
          <table:table-cell office:value-type="float" office:value="17.0517985586194">
            <text:p>17.0517985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275">
            <text:p>11275</text:p>
          </table:table-cell>
          <table:table-cell office:value-type="float" office:value="16620">
            <text:p>16620</text:p>
          </table:table-cell>
          <table:table-cell office:value-type="float" office:value="25963">
            <text:p>25963</text:p>
          </table:table-cell>
          <table:table-cell office:value-type="float" office:value="328.625">
            <text:p>328.625</text:p>
          </table:table-cell>
          <table:table-cell office:value-type="float" office:value="614.375">
            <text:p>614.375</text:p>
          </table:table-cell>
          <table:table-cell office:value-type="float" office:value="413.25">
            <text:p>413.25</text:p>
          </table:table-cell>
          <table:table-cell office:value-type="float" office:value="0.0291463414634146">
            <text:p>0.0291463415</text:p>
          </table:table-cell>
          <table:table-cell office:value-type="float" office:value="0.0369660048134777">
            <text:p>0.0369660048</text:p>
          </table:table-cell>
          <table:table-cell office:value-type="float" office:value="0.0159168817162886">
            <text:p>0.0159168817</text:p>
          </table:table-cell>
          <table:table-cell office:value-type="float" office:value="1.10367723319453">
            <text:p>1.1036772332</text:p>
          </table:table-cell>
          <table:table-cell office:value-type="float" office:value="1.13205932845044">
            <text:p>1.1320593285</text:p>
          </table:table-cell>
          <table:table-cell office:value-type="float" office:value="1.05620564636921">
            <text:p>1.0562056464</text:p>
          </table:table-cell>
          <table:table-cell office:value-type="float" office:value="24.1265328698922">
            <text:p>24.1265328699</text:p>
          </table:table-cell>
          <table:table-cell office:value-type="float" office:value="19.0954126483139">
            <text:p>19.0954126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890">
            <text:p>16890</text:p>
          </table:table-cell>
          <table:table-cell office:value-type="float" office:value="27735">
            <text:p>27735</text:p>
          </table:table-cell>
          <table:table-cell office:value-type="float" office:value="461.25">
            <text:p>461.25</text:p>
          </table:table-cell>
          <table:table-cell office:value-type="float" office:value="541.5">
            <text:p>541.5</text:p>
          </table:table-cell>
          <table:table-cell office:value-type="float" office:value="669.5">
            <text:p>669.5</text:p>
          </table:table-cell>
          <table:table-cell office:value-type="float" office:value="0.0364077669902913">
            <text:p>0.036407767</text:p>
          </table:table-cell>
          <table:table-cell office:value-type="float" office:value="0.0320603907637655">
            <text:p>0.0320603908</text:p>
          </table:table-cell>
          <table:table-cell office:value-type="float" office:value="0.0241391743284658">
            <text:p>0.0241391743</text:p>
          </table:table-cell>
          <table:table-cell office:value-type="float" office:value="1.13002521444057">
            <text:p>1.1300252144</text:p>
          </table:table-cell>
          <table:table-cell office:value-type="float" office:value="1.11422599023879">
            <text:p>1.1142259902</text:p>
          </table:table-cell>
          <table:table-cell office:value-type="float" office:value="1.08562920163466">
            <text:p>1.0856292016</text:p>
          </table:table-cell>
          <table:table-cell office:value-type="float" office:value="19.3829505767392">
            <text:p>19.3829505767</text:p>
          </table:table-cell>
          <table:table-cell office:value-type="float" office:value="21.964798598669">
            <text:p>21.9647985987</text:p>
          </table:table-cell>
          <table:table-cell office:value-type="float" office:value="29.0598142838006">
            <text:p>29.059814283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95">
            <text:p>13895</text:p>
          </table:table-cell>
          <table:table-cell office:value-type="float" office:value="18062">
            <text:p>18062</text:p>
          </table:table-cell>
          <table:table-cell office:value-type="float" office:value="28430">
            <text:p>28430</text:p>
          </table:table-cell>
          <table:table-cell office:value-type="float" office:value="474.125">
            <text:p>474.125</text:p>
          </table:table-cell>
          <table:table-cell office:value-type="float" office:value="440.375">
            <text:p>440.375</text:p>
          </table:table-cell>
          <table:table-cell office:value-type="float" office:value="698.125">
            <text:p>698.125</text:p>
          </table:table-cell>
          <table:table-cell office:value-type="float" office:value="0.0341219863260166">
            <text:p>0.0341219863</text:p>
          </table:table-cell>
          <table:table-cell office:value-type="float" office:value="0.0243812977521869">
            <text:p>0.0243812978</text:p>
          </table:table-cell>
          <table:table-cell office:value-type="float" office:value="0.0245559268378473">
            <text:p>0.0245559268</text:p>
          </table:table-cell>
          <table:table-cell office:value-type="float" office:value="1.12170899964469">
            <text:p>1.1217089996</text:p>
          </table:table-cell>
          <table:table-cell office:value-type="float" office:value="1.08649965958561">
            <text:p>1.0864996596</text:p>
          </table:table-cell>
          <table:table-cell office:value-type="float" office:value="1.08712761127648">
            <text:p>1.0871276113</text:p>
          </table:table-cell>
          <table:table-cell office:value-type="float" office:value="20.658434803571">
            <text:p>20.6584348036</text:p>
          </table:table-cell>
          <table:table-cell office:value-type="float" office:value="28.7746442858049">
            <text:p>28.7746442858</text:p>
          </table:table-cell>
          <table:table-cell office:value-type="float" office:value="28.5724587695267">
            <text:p>28.572458769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555">
            <text:p>18555</text:p>
          </table:table-cell>
          <table:table-cell office:value-type="float" office:value="26459">
            <text:p>26459</text:p>
          </table:table-cell>
          <table:table-cell office:value-type="float" office:value="595.375">
            <text:p>595.375</text:p>
          </table:table-cell>
          <table:table-cell office:value-type="float" office:value="265.25">
            <text:p>265.25</text:p>
          </table:table-cell>
          <table:table-cell office:value-type="float" office:value="758.125">
            <text:p>758.125</text:p>
          </table:table-cell>
          <table:table-cell office:value-type="float" office:value="0.0444475550578574">
            <text:p>0.0444475551</text:p>
          </table:table-cell>
          <table:table-cell office:value-type="float" office:value="0.014295338183778">
            <text:p>0.0142953382</text:p>
          </table:table-cell>
          <table:table-cell office:value-type="float" office:value="0.0286528213462338">
            <text:p>0.0286528213</text:p>
          </table:table-cell>
          <table:table-cell office:value-type="float" office:value="1.15943858959772">
            <text:p>1.1594385896</text:p>
          </table:table-cell>
          <table:table-cell office:value-type="float" office:value="1.05043422276305">
            <text:p>1.0504342228</text:p>
          </table:table-cell>
          <table:table-cell office:value-type="float" office:value="1.10189400368717">
            <text:p>1.1018940037</text:p>
          </table:table-cell>
          <table:table-cell office:value-type="float" office:value="15.9387818056871">
            <text:p>15.9387818057</text:p>
          </table:table-cell>
          <table:table-cell office:value-type="float" office:value="0">
            <text:p>0</text:p>
          </table:table-cell>
          <table:table-cell office:value-type="float" office:value="24.5361784317042">
            <text:p>24.536178431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13190">
            <text:p>13190</text:p>
          </table:table-cell>
          <table:table-cell office:value-type="float" office:value="19094">
            <text:p>19094</text:p>
          </table:table-cell>
          <table:table-cell office:value-type="float" office:value="26037">
            <text:p>26037</text:p>
          </table:table-cell>
          <table:table-cell office:value-type="float" office:value="483.25">
            <text:p>483.25</text:p>
          </table:table-cell>
          <table:table-cell office:value-type="float" office:value="928.5">
            <text:p>928.5</text:p>
          </table:table-cell>
          <table:table-cell office:value-type="float" office:value="393.875">
            <text:p>393.875</text:p>
          </table:table-cell>
          <table:table-cell office:value-type="float" office:value="0.0366376042456406">
            <text:p>0.0366376042</text:p>
          </table:table-cell>
          <table:table-cell office:value-type="float" office:value="0.0486278412066618">
            <text:p>0.0486278412</text:p>
          </table:table-cell>
          <table:table-cell office:value-type="float" office:value="0.0151275108499443">
            <text:p>0.0151275108</text:p>
          </table:table-cell>
          <table:table-cell office:value-type="float" office:value="1.13086255038767">
            <text:p>1.1308625504</text:p>
          </table:table-cell>
          <table:table-cell office:value-type="float" office:value="1.17483219142654">
            <text:p>1.1748321914</text:p>
          </table:table-cell>
          <table:table-cell office:value-type="float" office:value="1.05339481748045">
            <text:p>1.0533948175</text:p>
          </table:table-cell>
          <table:table-cell office:value-type="float" office:value="19.2635046494413">
            <text:p>19.2635046494</text:p>
          </table:table-cell>
          <table:table-cell office:value-type="float" office:value="14.5979529848027">
            <text:p>14.5979529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64">
            <text:p>13264</text:p>
          </table:table-cell>
          <table:table-cell office:value-type="float" office:value="20658">
            <text:p>20658</text:p>
          </table:table-cell>
          <table:table-cell office:value-type="float" office:value="28567">
            <text:p>28567</text:p>
          </table:table-cell>
          <table:table-cell office:value-type="float" office:value="493.5">
            <text:p>493.5</text:p>
          </table:table-cell>
          <table:table-cell office:value-type="float" office:value="889.625">
            <text:p>889.625</text:p>
          </table:table-cell>
          <table:table-cell office:value-type="float" office:value="1164.75">
            <text:p>1164.75</text:p>
          </table:table-cell>
          <table:table-cell office:value-type="float" office:value="0.0372059710494572">
            <text:p>0.037205971</text:p>
          </table:table-cell>
          <table:table-cell office:value-type="float" office:value="0.0430644302449414">
            <text:p>0.0430644302</text:p>
          </table:table-cell>
          <table:table-cell office:value-type="float" office:value="0.040772569748311">
            <text:p>0.0407725697</text:p>
          </table:table-cell>
          <table:table-cell office:value-type="float" office:value="1.1329340958653">
            <text:p>1.1329340959</text:p>
          </table:table-cell>
          <table:table-cell office:value-type="float" office:value="1.15436041435585">
            <text:p>1.1543604144</text:p>
          </table:table-cell>
          <table:table-cell office:value-type="float" office:value="1.14596230290909">
            <text:p>1.1459623029</text:p>
          </table:table-cell>
          <table:table-cell office:value-type="float" office:value="18.9744619358613">
            <text:p>18.9744619359</text:p>
          </table:table-cell>
          <table:table-cell office:value-type="float" office:value="16.4397228420589">
            <text:p>16.4397228421</text:p>
          </table:table-cell>
          <table:table-cell office:value-type="float" office:value="17.3445962597742">
            <text:p>17.344596259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080">
            <text:p>14080</text:p>
          </table:table-cell>
          <table:table-cell office:value-type="float" office:value="20858">
            <text:p>20858</text:p>
          </table:table-cell>
          <table:table-cell office:value-type="float" office:value="29784">
            <text:p>29784</text:p>
          </table:table-cell>
          <table:table-cell office:value-type="float" office:value="283.875">
            <text:p>283.875</text:p>
          </table:table-cell>
          <table:table-cell office:value-type="float" office:value="538.25">
            <text:p>538.25</text:p>
          </table:table-cell>
          <table:table-cell office:value-type="float" office:value="1168.625">
            <text:p>1168.625</text:p>
          </table:table-cell>
          <table:table-cell office:value-type="float" office:value="0.0201615767045455">
            <text:p>0.0201615767</text:p>
          </table:table-cell>
          <table:table-cell office:value-type="float" office:value="0.0258054463515198">
            <text:p>0.0258054464</text:p>
          </table:table-cell>
          <table:table-cell office:value-type="float" office:value="0.0392366706956755">
            <text:p>0.0392366707</text:p>
          </table:table-cell>
          <table:table-cell office:value-type="float" office:value="1.07136223724933">
            <text:p>1.0713622372</text:p>
          </table:table-cell>
          <table:table-cell office:value-type="float" office:value="1.09162426751067">
            <text:p>1.0916242675</text:p>
          </table:table-cell>
          <table:table-cell office:value-type="float" office:value="1.14034579943633">
            <text:p>1.1403457994</text:p>
          </table:table-cell>
          <table:table-cell office:value-type="float" office:value="34.7250324130335">
            <text:p>34.725032413</text:p>
          </table:table-cell>
          <table:table-cell office:value-type="float" office:value="27.2056015004661">
            <text:p>27.2056015005</text:p>
          </table:table-cell>
          <table:table-cell office:value-type="float" office:value="18.0101506655469">
            <text:p>18.010150665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4635">
            <text:p>14635</text:p>
          </table:table-cell>
          <table:table-cell office:value-type="float" office:value="19520">
            <text:p>19520</text:p>
          </table:table-cell>
          <table:table-cell office:value-type="float" office:value="31821">
            <text:p>31821</text:p>
          </table:table-cell>
          <table:table-cell office:value-type="float" office:value="274.25">
            <text:p>274.25</text:p>
          </table:table-cell>
          <table:table-cell office:value-type="float" office:value="613.375">
            <text:p>613.375</text:p>
          </table:table-cell>
          <table:table-cell office:value-type="float" office:value="1681.125">
            <text:p>1681.125</text:p>
          </table:table-cell>
          <table:table-cell office:value-type="float" office:value="0.0187393235394602">
            <text:p>0.0187393235</text:p>
          </table:table-cell>
          <table:table-cell office:value-type="float" office:value="0.0314228995901639">
            <text:p>0.0314228996</text:p>
          </table:table-cell>
          <table:table-cell office:value-type="float" office:value="0.0528306778542472">
            <text:p>0.0528306779</text:p>
          </table:table-cell>
          <table:table-cell office:value-type="float" office:value="1.06627591039168">
            <text:p>1.0662759104</text:p>
          </table:table-cell>
          <table:table-cell office:value-type="float" office:value="1.11191544985813">
            <text:p>1.1119154499</text:p>
          </table:table-cell>
          <table:table-cell office:value-type="float" office:value="1.19037789031404">
            <text:p>1.1903778903</text:p>
          </table:table-cell>
          <table:table-cell office:value-type="float" office:value="0">
            <text:p>0</text:p>
          </table:table-cell>
          <table:table-cell office:value-type="float" office:value="22.4034503860982">
            <text:p>22.4034503861</text:p>
          </table:table-cell>
          <table:table-cell office:value-type="float" office:value="13.4637644135193">
            <text:p>13.463764413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141">
            <text:p>15141</text:p>
          </table:table-cell>
          <table:table-cell office:value-type="float" office:value="21242">
            <text:p>21242</text:p>
          </table:table-cell>
          <table:table-cell office:value-type="float" office:value="35553">
            <text:p>35553</text:p>
          </table:table-cell>
          <table:table-cell office:value-type="float" office:value="235">
            <text:p>235</text:p>
          </table:table-cell>
          <table:table-cell office:value-type="float" office:value="1144.75">
            <text:p>1144.75</text:p>
          </table:table-cell>
          <table:table-cell office:value-type="float" office:value="1884.75">
            <text:p>1884.75</text:p>
          </table:table-cell>
          <table:table-cell office:value-type="float" office:value="0.0155207714153623">
            <text:p>0.0155207714</text:p>
          </table:table-cell>
          <table:table-cell office:value-type="float" office:value="0.0538908765652952">
            <text:p>0.0538908766</text:p>
          </table:table-cell>
          <table:table-cell office:value-type="float" office:value="0.0530124040165387">
            <text:p>0.053012404</text:p>
          </table:table-cell>
          <table:table-cell office:value-type="float" office:value="1.05479485287061">
            <text:p>1.0547948529</text:p>
          </table:table-cell>
          <table:table-cell office:value-type="float" office:value="1.19431035206941">
            <text:p>1.1943103521</text:p>
          </table:table-cell>
          <table:table-cell office:value-type="float" office:value="1.19105163141793">
            <text:p>1.1910516314</text:p>
          </table:table-cell>
          <table:table-cell office:value-type="float" office:value="0">
            <text:p>0</text:p>
          </table:table-cell>
          <table:table-cell office:value-type="float" office:value="13.2055924380247">
            <text:p>13.205592438</text:p>
          </table:table-cell>
          <table:table-cell office:value-type="float" office:value="13.4187786106151">
            <text:p>13.41877861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6210">
            <text:p>16210</text:p>
          </table:table-cell>
          <table:table-cell office:value-type="float" office:value="22394">
            <text:p>22394</text:p>
          </table:table-cell>
          <table:table-cell office:value-type="float" office:value="37706">
            <text:p>37706</text:p>
          </table:table-cell>
          <table:table-cell office:value-type="float" office:value="386.625">
            <text:p>386.625</text:p>
          </table:table-cell>
          <table:table-cell office:value-type="float" office:value="1177.125">
            <text:p>1177.125</text:p>
          </table:table-cell>
          <table:table-cell office:value-type="float" office:value="1814.25">
            <text:p>1814.25</text:p>
          </table:table-cell>
          <table:table-cell office:value-type="float" office:value="0.0238510178901912">
            <text:p>0.0238510179</text:p>
          </table:table-cell>
          <table:table-cell office:value-type="float" office:value="0.052564302938287">
            <text:p>0.0525643029</text:p>
          </table:table-cell>
          <table:table-cell office:value-type="float" office:value="0.0481156845064446">
            <text:p>0.0481156845</text:p>
          </table:table-cell>
          <table:table-cell office:value-type="float" office:value="1.08459354988229">
            <text:p>1.0845935499</text:p>
          </table:table-cell>
          <table:table-cell office:value-type="float" office:value="1.18939055193305">
            <text:p>1.1893905519</text:p>
          </table:table-cell>
          <table:table-cell office:value-type="float" office:value="1.17294252919978">
            <text:p>1.1729425292</text:p>
          </table:table-cell>
          <table:table-cell office:value-type="float" office:value="29.4067466408897">
            <text:p>29.4067466409</text:p>
          </table:table-cell>
          <table:table-cell office:value-type="float" office:value="13.5302667866316">
            <text:p>13.5302667866</text:p>
          </table:table-cell>
          <table:table-cell office:value-type="float" office:value="14.7497060306308">
            <text:p>14.749706030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465">
            <text:p>16465</text:p>
          </table:table-cell>
          <table:table-cell office:value-type="float" office:value="22445">
            <text:p>22445</text:p>
          </table:table-cell>
          <table:table-cell office:value-type="float" office:value="37687">
            <text:p>37687</text:p>
          </table:table-cell>
          <table:table-cell office:value-type="float" office:value="425">
            <text:p>425</text:p>
          </table:table-cell>
          <table:table-cell office:value-type="float" office:value="872">
            <text:p>872</text:p>
          </table:table-cell>
          <table:table-cell office:value-type="float" office:value="2038.25">
            <text:p>2038.25</text:p>
          </table:table-cell>
          <table:table-cell office:value-type="float" office:value="0.0258123291831157">
            <text:p>0.0258123292</text:p>
          </table:table-cell>
          <table:table-cell office:value-type="float" office:value="0.0388505235018935">
            <text:p>0.0388505235</text:p>
          </table:table-cell>
          <table:table-cell office:value-type="float" office:value="0.0540836362671478">
            <text:p>0.0540836363</text:p>
          </table:table-cell>
          <table:table-cell office:value-type="float" office:value="1.09164905376311">
            <text:p>1.0916490538</text:p>
          </table:table-cell>
          <table:table-cell office:value-type="float" office:value="1.13893518408231">
            <text:p>1.1389351841</text:p>
          </table:table-cell>
          <table:table-cell office:value-type="float" office:value="1.1950258047703">
            <text:p>1.1950258048</text:p>
          </table:table-cell>
          <table:table-cell office:value-type="float" office:value="27.1984387877396">
            <text:p>27.1984387877</text:p>
          </table:table-cell>
          <table:table-cell office:value-type="float" office:value="18.1857579017403">
            <text:p>18.1857579017</text:p>
          </table:table-cell>
          <table:table-cell office:value-type="float" office:value="13.1597401902146">
            <text:p>13.159740190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655">
            <text:p>15655</text:p>
          </table:table-cell>
          <table:table-cell office:value-type="float" office:value="23808">
            <text:p>23808</text:p>
          </table:table-cell>
          <table:table-cell office:value-type="float" office:value="39599">
            <text:p>39599</text:p>
          </table:table-cell>
          <table:table-cell office:value-type="float" office:value="544.25">
            <text:p>544.25</text:p>
          </table:table-cell>
          <table:table-cell office:value-type="float" office:value="1185.625">
            <text:p>1185.625</text:p>
          </table:table-cell>
          <table:table-cell office:value-type="float" office:value="2121.125">
            <text:p>2121.125</text:p>
          </table:table-cell>
          <table:table-cell office:value-type="float" office:value="0.0347652507186203">
            <text:p>0.0347652507</text:p>
          </table:table-cell>
          <table:table-cell office:value-type="float" office:value="0.0497994371639785">
            <text:p>0.0497994372</text:p>
          </table:table-cell>
          <table:table-cell office:value-type="float" office:value="0.0535651152806889">
            <text:p>0.0535651153</text:p>
          </table:table-cell>
          <table:table-cell office:value-type="float" office:value="1.12404727792393">
            <text:p>1.1240472779</text:p>
          </table:table-cell>
          <table:table-cell office:value-type="float" office:value="1.17915879859995">
            <text:p>1.1791587986</text:p>
          </table:table-cell>
          <table:table-cell office:value-type="float" office:value="1.19310157776948">
            <text:p>1.1931015778</text:p>
          </table:table-cell>
          <table:table-cell office:value-type="float" office:value="20.2825309299872">
            <text:p>20.28253093</text:p>
          </table:table-cell>
          <table:table-cell office:value-type="float" office:value="14.2625418972685">
            <text:p>14.2625418973</text:p>
          </table:table-cell>
          <table:table-cell office:value-type="float" office:value="13.2838320627488">
            <text:p>13.283832062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3">
            <text:p>673</text:p>
          </table:table-cell>
          <table:table-cell office:value-type="float" office:value="15004">
            <text:p>15004</text:p>
          </table:table-cell>
          <table:table-cell office:value-type="float" office:value="25374">
            <text:p>25374</text:p>
          </table:table-cell>
          <table:table-cell office:value-type="float" office:value="40885">
            <text:p>40885</text:p>
          </table:table-cell>
          <table:table-cell office:value-type="float" office:value="641.75">
            <text:p>641.75</text:p>
          </table:table-cell>
          <table:table-cell office:value-type="float" office:value="1059">
            <text:p>1059</text:p>
          </table:table-cell>
          <table:table-cell office:value-type="float" office:value="1508.875">
            <text:p>1508.875</text:p>
          </table:table-cell>
          <table:table-cell office:value-type="float" office:value="0.0427719274860037">
            <text:p>0.0427719275</text:p>
          </table:table-cell>
          <table:table-cell office:value-type="float" office:value="0.0417356349018681">
            <text:p>0.0417356349</text:p>
          </table:table-cell>
          <table:table-cell office:value-type="float" office:value="0.0369053442582854">
            <text:p>0.0369053443</text:p>
          </table:table-cell>
          <table:table-cell office:value-type="float" office:value="1.15328744425151">
            <text:p>1.1532874443</text:p>
          </table:table-cell>
          <table:table-cell office:value-type="float" office:value="1.14948877406904">
            <text:p>1.1494887741</text:p>
          </table:table-cell>
          <table:table-cell office:value-type="float" office:value="1.13183823359625">
            <text:p>1.1318382336</text:p>
          </table:table-cell>
          <table:table-cell office:value-type="float" office:value="16.5498113052011">
            <text:p>16.5498113052</text:p>
          </table:table-cell>
          <table:table-cell office:value-type="float" office:value="16.9522539379209">
            <text:p>16.9522539379</text:p>
          </table:table-cell>
          <table:table-cell office:value-type="float" office:value="19.1262365545202">
            <text:p>19.126236554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16578">
            <text:p>16578</text:p>
          </table:table-cell>
          <table:table-cell office:value-type="float" office:value="27813">
            <text:p>27813</text:p>
          </table:table-cell>
          <table:table-cell office:value-type="float" office:value="43112">
            <text:p>43112</text:p>
          </table:table-cell>
          <table:table-cell office:value-type="float" office:value="748.5">
            <text:p>748.5</text:p>
          </table:table-cell>
          <table:table-cell office:value-type="float" office:value="944.875">
            <text:p>944.875</text:p>
          </table:table-cell>
          <table:table-cell office:value-type="float" office:value="1075.75">
            <text:p>1075.75</text:p>
          </table:table-cell>
          <table:table-cell office:value-type="float" office:value="0.0451501990589938">
            <text:p>0.0451501991</text:p>
          </table:table-cell>
          <table:table-cell office:value-type="float" office:value="0.033972422967677">
            <text:p>0.033972423</text:p>
          </table:table-cell>
          <table:table-cell office:value-type="float" office:value="0.0249524494340323">
            <text:p>0.0249524494</text:p>
          </table:table-cell>
          <table:table-cell office:value-type="float" office:value="1.16202123603761">
            <text:p>1.162021236</text:p>
          </table:table-cell>
          <table:table-cell office:value-type="float" office:value="1.12116556641057">
            <text:p>1.1211655664</text:p>
          </table:table-cell>
          <table:table-cell office:value-type="float" office:value="1.08855391749532">
            <text:p>1.0885539175</text:p>
          </table:table-cell>
          <table:table-cell office:value-type="float" office:value="15.6960521943145">
            <text:p>15.6960521943</text:p>
          </table:table-cell>
          <table:table-cell office:value-type="float" office:value="20.7478745192217">
            <text:p>20.7478745192</text:p>
          </table:table-cell>
          <table:table-cell office:value-type="float" office:value="28.1238729655436">
            <text:p>28.123872965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7642">
            <text:p>17642</text:p>
          </table:table-cell>
          <table:table-cell office:value-type="float" office:value="28085">
            <text:p>28085</text:p>
          </table:table-cell>
          <table:table-cell office:value-type="float" office:value="46443">
            <text:p>46443</text:p>
          </table:table-cell>
          <table:table-cell office:value-type="float" office:value="769.375">
            <text:p>769.375</text:p>
          </table:table-cell>
          <table:table-cell office:value-type="float" office:value="1524.75">
            <text:p>1524.75</text:p>
          </table:table-cell>
          <table:table-cell office:value-type="float" office:value="795.625">
            <text:p>795.625</text:p>
          </table:table-cell>
          <table:table-cell office:value-type="float" office:value="0.0436104183199184">
            <text:p>0.0436104183</text:p>
          </table:table-cell>
          <table:table-cell office:value-type="float" office:value="0.0542905465551006">
            <text:p>0.0542905466</text:p>
          </table:table-cell>
          <table:table-cell office:value-type="float" office:value="0.0171312146071529">
            <text:p>0.0171312146</text:p>
          </table:table-cell>
          <table:table-cell office:value-type="float" office:value="1.15636412654835">
            <text:p>1.1563641265</text:p>
          </table:table-cell>
          <table:table-cell office:value-type="float" office:value="1.19579394129554">
            <text:p>1.1957939413</text:p>
          </table:table-cell>
          <table:table-cell office:value-type="float" office:value="1.06053446901231">
            <text:p>1.060534469</text:p>
          </table:table-cell>
          <table:table-cell office:value-type="float" office:value="16.2381811987951">
            <text:p>16.2381811988</text:p>
          </table:table-cell>
          <table:table-cell office:value-type="float" office:value="13.1108841542439">
            <text:p>13.1108841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29642">
            <text:p>29642</text:p>
          </table:table-cell>
          <table:table-cell office:value-type="float" office:value="49274">
            <text:p>49274</text:p>
          </table:table-cell>
          <table:table-cell office:value-type="float" office:value="773.75">
            <text:p>773.75</text:p>
          </table:table-cell>
          <table:table-cell office:value-type="float" office:value="610.125">
            <text:p>610.125</text:p>
          </table:table-cell>
          <table:table-cell office:value-type="float" office:value="1006.875">
            <text:p>1006.875</text:p>
          </table:table-cell>
          <table:table-cell office:value-type="float" office:value="0.0414590365964743">
            <text:p>0.0414590366</text:p>
          </table:table-cell>
          <table:table-cell office:value-type="float" office:value="0.0205831252951893">
            <text:p>0.0205831253</text:p>
          </table:table-cell>
          <table:table-cell office:value-type="float" office:value="0.0204342046515404">
            <text:p>0.0204342047</text:p>
          </table:table-cell>
          <table:table-cell office:value-type="float" office:value="1.14847557745006">
            <text:p>1.1484755775</text:p>
          </table:table-cell>
          <table:table-cell office:value-type="float" office:value="1.07287132202512">
            <text:p>1.072871322</text:p>
          </table:table-cell>
          <table:table-cell office:value-type="float" office:value="1.07233812745108">
            <text:p>1.0723381275</text:p>
          </table:table-cell>
          <table:table-cell office:value-type="float" office:value="17.0630715679064">
            <text:p>17.0630715679</text:p>
          </table:table-cell>
          <table:table-cell office:value-type="float" office:value="34.0209037702032">
            <text:p>34.0209037702</text:p>
          </table:table-cell>
          <table:table-cell office:value-type="float" office:value="34.266332966318">
            <text:p>34.266332966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20014">
            <text:p>20014</text:p>
          </table:table-cell>
          <table:table-cell office:value-type="float" office:value="30246">
            <text:p>30246</text:p>
          </table:table-cell>
          <table:table-cell office:value-type="float" office:value="48222">
            <text:p>48222</text:p>
          </table:table-cell>
          <table:table-cell office:value-type="float" office:value="922.875">
            <text:p>922.875</text:p>
          </table:table-cell>
          <table:table-cell office:value-type="float" office:value="1037">
            <text:p>1037</text:p>
          </table:table-cell>
          <table:table-cell office:value-type="float" office:value="942.5">
            <text:p>942.5</text:p>
          </table:table-cell>
          <table:table-cell office:value-type="float" office:value="0.0461114719696213">
            <text:p>0.046111472</text:p>
          </table:table-cell>
          <table:table-cell office:value-type="float" office:value="0.0342855253587251">
            <text:p>0.0342855254</text:p>
          </table:table-cell>
          <table:table-cell office:value-type="float" office:value="0.019545020944797">
            <text:p>0.0195450209</text:p>
          </table:table-cell>
          <table:table-cell office:value-type="float" office:value="1.1655576368742">
            <text:p>1.1655576369</text:p>
          </table:table-cell>
          <table:table-cell office:value-type="float" office:value="1.12230331336382">
            <text:p>1.1223033134</text:p>
          </table:table-cell>
          <table:table-cell office:value-type="float" office:value="1.06915630868051">
            <text:p>1.0691563087</text:p>
          </table:table-cell>
          <table:table-cell office:value-type="float" office:value="15.3759596517809">
            <text:p>15.3759596518</text:p>
          </table:table-cell>
          <table:table-cell office:value-type="float" office:value="20.5615305796463">
            <text:p>20.5615305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548">
            <text:p>548</text:p>
          </table:table-cell>
          <table:table-cell office:value-type="float" office:value="21224">
            <text:p>21224</text:p>
          </table:table-cell>
          <table:table-cell office:value-type="float" office:value="31880">
            <text:p>31880</text:p>
          </table:table-cell>
          <table:table-cell office:value-type="float" office:value="46163">
            <text:p>46163</text:p>
          </table:table-cell>
          <table:table-cell office:value-type="float" office:value="855">
            <text:p>855</text:p>
          </table:table-cell>
          <table:table-cell office:value-type="float" office:value="634.125">
            <text:p>634.125</text:p>
          </table:table-cell>
          <table:table-cell office:value-type="float" office:value="1047.25">
            <text:p>1047.25</text:p>
          </table:table-cell>
          <table:table-cell office:value-type="float" office:value="0.0402845834903882">
            <text:p>0.0402845835</text:p>
          </table:table-cell>
          <table:table-cell office:value-type="float" office:value="0.0198909974905897">
            <text:p>0.0198909975</text:p>
          </table:table-cell>
          <table:table-cell office:value-type="float" office:value="0.0226859172930702">
            <text:p>0.0226859173</text:p>
          </table:table-cell>
          <table:table-cell office:value-type="float" office:value="1.14417682364367">
            <text:p>1.1441768236</text:p>
          </table:table-cell>
          <table:table-cell office:value-type="float" office:value="1.07039396870816">
            <text:p>1.0703939687</text:p>
          </table:table-cell>
          <table:table-cell office:value-type="float" office:value="1.08040942617886">
            <text:p>1.0804094262</text:p>
          </table:table-cell>
          <table:table-cell office:value-type="float" office:value="17.5505564155907">
            <text:p>17.5505564156</text:p>
          </table:table-cell>
          <table:table-cell office:value-type="float" office:value="0">
            <text:p>0</text:p>
          </table:table-cell>
          <table:table-cell office:value-type="float" office:value="30.8993511851232">
            <text:p>30.899351185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508">
            <text:p>508</text:p>
          </table:table-cell>
          <table:table-cell office:value-type="float" office:value="21132">
            <text:p>21132</text:p>
          </table:table-cell>
          <table:table-cell office:value-type="float" office:value="33066">
            <text:p>33066</text:p>
          </table:table-cell>
          <table:table-cell office:value-type="float" office:value="46763">
            <text:p>46763</text:p>
          </table:table-cell>
          <table:table-cell office:value-type="float" office:value="927.625">
            <text:p>927.625</text:p>
          </table:table-cell>
          <table:table-cell office:value-type="float" office:value="271.5">
            <text:p>271.5</text:p>
          </table:table-cell>
          <table:table-cell office:value-type="float" office:value="502.25">
            <text:p>502.25</text:p>
          </table:table-cell>
          <table:table-cell office:value-type="float" office:value="0.0438966969524891">
            <text:p>0.043896697</text:p>
          </table:table-cell>
          <table:table-cell office:value-type="float" office:value="0.00821085102522228">
            <text:p>0.008210851</text:p>
          </table:table-cell>
          <table:table-cell office:value-type="float" office:value="0.0107403288925005">
            <text:p>0.0107403289</text:p>
          </table:table-cell>
          <table:table-cell office:value-type="float" office:value="1.15741520254026">
            <text:p>1.1574152025</text:p>
          </table:table-cell>
          <table:table-cell office:value-type="float" office:value="1.02887011801441">
            <text:p>1.028870118</text:p>
          </table:table-cell>
          <table:table-cell office:value-type="float" office:value="1.0378172462666">
            <text:p>1.0378172463</text:p>
          </table:table-cell>
          <table:table-cell office:value-type="float" office:value="16.1345098694615">
            <text:p>16.13450986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22086">
            <text:p>22086</text:p>
          </table:table-cell>
          <table:table-cell office:value-type="float" office:value="34748">
            <text:p>34748</text:p>
          </table:table-cell>
          <table:table-cell office:value-type="float" office:value="48798">
            <text:p>48798</text:p>
          </table:table-cell>
          <table:table-cell office:value-type="float" office:value="997.625">
            <text:p>997.625</text:p>
          </table:table-cell>
          <table:table-cell office:value-type="float" office:value="458">
            <text:p>458</text:p>
          </table:table-cell>
          <table:table-cell office:value-type="float" office:value="747.5">
            <text:p>747.5</text:p>
          </table:table-cell>
          <table:table-cell office:value-type="float" office:value="0.0451700172054695">
            <text:p>0.0451700172</text:p>
          </table:table-cell>
          <table:table-cell office:value-type="float" office:value="0.0131806147116381">
            <text:p>0.0131806147</text:p>
          </table:table-cell>
          <table:table-cell office:value-type="float" office:value="0.0153182507479815">
            <text:p>0.0153182507</text:p>
          </table:table-cell>
          <table:table-cell office:value-type="float" office:value="1.16209410790965">
            <text:p>1.1620941079</text:p>
          </table:table-cell>
          <table:table-cell office:value-type="float" office:value="1.04647265955492">
            <text:p>1.0464726596</text:p>
          </table:table-cell>
          <table:table-cell office:value-type="float" office:value="1.05407378927765">
            <text:p>1.0540737893</text:p>
          </table:table-cell>
          <table:table-cell office:value-type="float" office:value="15.6893154637607">
            <text:p>15.6893154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70">
            <text:p>470</text:p>
          </table:table-cell>
          <table:table-cell office:value-type="float" office:value="22642">
            <text:p>22642</text:p>
          </table:table-cell>
          <table:table-cell office:value-type="float" office:value="34050">
            <text:p>34050</text:p>
          </table:table-cell>
          <table:table-cell office:value-type="float" office:value="48257">
            <text:p>48257</text:p>
          </table:table-cell>
          <table:table-cell office:value-type="float" office:value="770.125">
            <text:p>770.125</text:p>
          </table:table-cell>
          <table:table-cell office:value-type="float" office:value="-341.75">
            <text:p>-341.75</text:p>
          </table:table-cell>
          <table:table-cell office:value-type="float" office:value="-345.5">
            <text:p>-345.5</text:p>
          </table:table-cell>
          <table:table-cell office:value-type="float" office:value="0.0340131172157937">
            <text:p>0.0340131172</text:p>
          </table:table-cell>
          <table:table-cell office:value-type="float" office:value="-0.0100367107195301">
            <text:p>-0.0100367107</text:p>
          </table:table-cell>
          <table:table-cell office:value-type="float" office:value="-0.00715958306566923">
            <text:p>-0.0071595831</text:p>
          </table:table-cell>
          <table:table-cell office:value-type="float" office:value="1.12131341885504">
            <text:p>1.1213134189</text:p>
          </table:table-cell>
          <table:table-cell office:value-type="float" office:value="0.965068954183297">
            <text:p>0.9650689542</text:p>
          </table:table-cell>
          <table:table-cell office:value-type="float" office:value="0.975041928144319">
            <text:p>0.9750419281</text:p>
          </table:table-cell>
          <table:table-cell office:value-type="float" office:value="20.7234612482407">
            <text:p>20.7234612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23528">
            <text:p>23528</text:p>
          </table:table-cell>
          <table:table-cell office:value-type="float" office:value="33112">
            <text:p>33112</text:p>
          </table:table-cell>
          <table:table-cell office:value-type="float" office:value="50816">
            <text:p>50816</text:p>
          </table:table-cell>
          <table:table-cell office:value-type="float" office:value="489.5">
            <text:p>489.5</text:p>
          </table:table-cell>
          <table:table-cell office:value-type="float" office:value="464.5">
            <text:p>464.5</text:p>
          </table:table-cell>
          <table:table-cell office:value-type="float" office:value="-497">
            <text:p>-497</text:p>
          </table:table-cell>
          <table:table-cell office:value-type="float" office:value="0.020804998299898">
            <text:p>0.0208049983</text:p>
          </table:table-cell>
          <table:table-cell office:value-type="float" office:value="0.0140281468953854">
            <text:p>0.0140281469</text:p>
          </table:table-cell>
          <table:table-cell office:value-type="float" office:value="-0.00978038413098237">
            <text:p>-0.0097803841</text:p>
          </table:table-cell>
          <table:table-cell office:value-type="float" office:value="1.07366587603999">
            <text:p>1.073665876</text:p>
          </table:table-cell>
          <table:table-cell office:value-type="float" office:value="1.04948422038827">
            <text:p>1.0494842204</text:p>
          </table:table-cell>
          <table:table-cell office:value-type="float" office:value="0.965956141132511">
            <text:p>0.9659561411</text:p>
          </table:table-cell>
          <table:table-cell office:value-type="float" office:value="33.6617618445425">
            <text:p>33.6617618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25224">
            <text:p>25224</text:p>
          </table:table-cell>
          <table:table-cell office:value-type="float" office:value="33998">
            <text:p>33998</text:p>
          </table:table-cell>
          <table:table-cell office:value-type="float" office:value="53054">
            <text:p>53054</text:p>
          </table:table-cell>
          <table:table-cell office:value-type="float" office:value="512.5">
            <text:p>512.5</text:p>
          </table:table-cell>
          <table:table-cell office:value-type="float" office:value="547.625">
            <text:p>547.625</text:p>
          </table:table-cell>
          <table:table-cell office:value-type="float" office:value="-260">
            <text:p>-260</text:p>
          </table:table-cell>
          <table:table-cell office:value-type="float" office:value="0.0203179511576277">
            <text:p>0.0203179512</text:p>
          </table:table-cell>
          <table:table-cell office:value-type="float" office:value="0.0161075651508912">
            <text:p>0.0161075652</text:p>
          </table:table-cell>
          <table:table-cell office:value-type="float" office:value="-0.00490066724469409">
            <text:p>-0.0049006672</text:p>
          </table:table-cell>
          <table:table-cell office:value-type="float" office:value="1.07192195456461">
            <text:p>1.0719219546</text:p>
          </table:table-cell>
          <table:table-cell office:value-type="float" office:value="1.0568850071921">
            <text:p>1.0568850072</text:p>
          </table:table-cell>
          <table:table-cell office:value-type="float" office:value="0.982894737060879">
            <text:p>0.9828947371</text:p>
          </table:table-cell>
          <table:table-cell office:value-type="float" office:value="34.4604253751249">
            <text:p>34.46042537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014">
            <text:p>26014</text:p>
          </table:table-cell>
          <table:table-cell office:value-type="float" office:value="34658">
            <text:p>34658</text:p>
          </table:table-cell>
          <table:table-cell office:value-type="float" office:value="49116">
            <text:p>49116</text:p>
          </table:table-cell>
          <table:table-cell office:value-type="float" office:value="-33.625">
            <text:p>-33.625</text:p>
          </table:table-cell>
          <table:table-cell office:value-type="float" office:value="-35">
            <text:p>-35</text:p>
          </table:table-cell>
          <table:table-cell office:value-type="float" office:value="-228.125">
            <text:p>-228.125</text:p>
          </table:table-cell>
          <table:table-cell office:value-type="float" office:value="-0.00129257322979934">
            <text:p>-0.0012925732</text:p>
          </table:table-cell>
          <table:table-cell office:value-type="float" office:value="-0.00100986785157828">
            <text:p>-0.0010098679</text:p>
          </table:table-cell>
          <table:table-cell office:value-type="float" office:value="-0.00464461682547439">
            <text:p>-0.0046446168</text:p>
          </table:table-cell>
          <table:table-cell office:value-type="float" office:value="0.995479268356989">
            <text:p>0.9954792684</text:p>
          </table:table-cell>
          <table:table-cell office:value-type="float" office:value="0.996467461392308">
            <text:p>0.9964674614</text:p>
          </table:table-cell>
          <table:table-cell office:value-type="float" office:value="0.983786123143132">
            <text:p>0.98378612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5830">
            <text:p>25830</text:p>
          </table:table-cell>
          <table:table-cell office:value-type="float" office:value="33796">
            <text:p>33796</text:p>
          </table:table-cell>
          <table:table-cell office:value-type="float" office:value="46654">
            <text:p>46654</text:p>
          </table:table-cell>
          <table:table-cell office:value-type="float" office:value="109.5">
            <text:p>109.5</text:p>
          </table:table-cell>
          <table:table-cell office:value-type="float" office:value="-167.25">
            <text:p>-167.25</text:p>
          </table:table-cell>
          <table:table-cell office:value-type="float" office:value="-353.25">
            <text:p>-353.25</text:p>
          </table:table-cell>
          <table:table-cell office:value-type="float" office:value="0.00423925667828107">
            <text:p>0.0042392567</text:p>
          </table:table-cell>
          <table:table-cell office:value-type="float" office:value="-0.00494881051011954">
            <text:p>-0.0049488105</text:p>
          </table:table-cell>
          <table:table-cell office:value-type="float" office:value="-0.00757169803232306">
            <text:p>-0.007571698</text:p>
          </table:table-cell>
          <table:table-cell office:value-type="float" office:value="1.01487262211647">
            <text:p>1.0148726221</text:p>
          </table:table-cell>
          <table:table-cell office:value-type="float" office:value="0.982727165036493">
            <text:p>0.982727165</text:p>
          </table:table-cell>
          <table:table-cell office:value-type="float" office:value="0.973611424884611">
            <text:p>0.97361142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080">
            <text:p>24080</text:p>
          </table:table-cell>
          <table:table-cell office:value-type="float" office:value="32368">
            <text:p>32368</text:p>
          </table:table-cell>
          <table:table-cell office:value-type="float" office:value="48858">
            <text:p>48858</text:p>
          </table:table-cell>
          <table:table-cell office:value-type="float" office:value="60.25">
            <text:p>60.25</text:p>
          </table:table-cell>
          <table:table-cell office:value-type="float" office:value="539.375">
            <text:p>539.375</text:p>
          </table:table-cell>
          <table:table-cell office:value-type="float" office:value="-527.5">
            <text:p>-527.5</text:p>
          </table:table-cell>
          <table:table-cell office:value-type="float" office:value="0.00250207641196013">
            <text:p>0.0025020764</text:p>
          </table:table-cell>
          <table:table-cell office:value-type="float" office:value="0.0166638346515077">
            <text:p>0.0166638347</text:p>
          </table:table-cell>
          <table:table-cell office:value-type="float" office:value="-0.0107965942117975">
            <text:p>-0.0107965942</text:p>
          </table:table-cell>
          <table:table-cell office:value-type="float" office:value="1.00876953779915">
            <text:p>1.0087695378</text:p>
          </table:table-cell>
          <table:table-cell office:value-type="float" office:value="1.05886768071545">
            <text:p>1.0588676807</text:p>
          </table:table-cell>
          <table:table-cell office:value-type="float" office:value="0.962440390493994">
            <text:p>0.9624403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25045">
            <text:p>25045</text:p>
          </table:table-cell>
          <table:table-cell office:value-type="float" office:value="32886">
            <text:p>32886</text:p>
          </table:table-cell>
          <table:table-cell office:value-type="float" office:value="50468">
            <text:p>50468</text:p>
          </table:table-cell>
          <table:table-cell office:value-type="float" office:value="38.75">
            <text:p>38.75</text:p>
          </table:table-cell>
          <table:table-cell office:value-type="float" office:value="-188.25">
            <text:p>-188.25</text:p>
          </table:table-cell>
          <table:table-cell office:value-type="float" office:value="-268.875">
            <text:p>-268.875</text:p>
          </table:table-cell>
          <table:table-cell office:value-type="float" office:value="0.00154721501297664">
            <text:p>0.001547215</text:p>
          </table:table-cell>
          <table:table-cell office:value-type="float" office:value="-0.00572432037949279">
            <text:p>-0.0057243204</text:p>
          </table:table-cell>
          <table:table-cell office:value-type="float" office:value="-0.0053276333518269">
            <text:p>-0.0053276334</text:p>
          </table:table-cell>
          <table:table-cell office:value-type="float" office:value="1.00541994453904">
            <text:p>1.0054199445</text:p>
          </table:table-cell>
          <table:table-cell office:value-type="float" office:value="0.980029103645637">
            <text:p>0.9800291036</text:p>
          </table:table-cell>
          <table:table-cell office:value-type="float" office:value="0.981408915275784">
            <text:p>0.98140891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675">
            <text:p>25675</text:p>
          </table:table-cell>
          <table:table-cell office:value-type="float" office:value="33650">
            <text:p>33650</text:p>
          </table:table-cell>
          <table:table-cell office:value-type="float" office:value="48251">
            <text:p>48251</text:p>
          </table:table-cell>
          <table:table-cell office:value-type="float" office:value="76.625">
            <text:p>76.625</text:p>
          </table:table-cell>
          <table:table-cell office:value-type="float" office:value="131">
            <text:p>131</text:p>
          </table:table-cell>
          <table:table-cell office:value-type="float" office:value="-228.125">
            <text:p>-228.125</text:p>
          </table:table-cell>
          <table:table-cell office:value-type="float" office:value="0.00298442064264849">
            <text:p>0.0029844206</text:p>
          </table:table-cell>
          <table:table-cell office:value-type="float" office:value="0.00389301634472511">
            <text:p>0.0038930163</text:p>
          </table:table-cell>
          <table:table-cell office:value-type="float" office:value="-0.00472788128743446">
            <text:p>-0.0047278813</text:p>
          </table:table-cell>
          <table:table-cell office:value-type="float" office:value="1.01046292951175">
            <text:p>1.0104629295</text:p>
          </table:table-cell>
          <table:table-cell office:value-type="float" office:value="1.01365526213601">
            <text:p>1.0136552621</text:p>
          </table:table-cell>
          <table:table-cell office:value-type="float" office:value="0.983496227102457">
            <text:p>0.98349622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778">
            <text:p>33778</text:p>
          </table:table-cell>
          <table:table-cell office:value-type="float" office:value="48930">
            <text:p>48930</text:p>
          </table:table-cell>
          <table:table-cell office:value-type="float" office:value="76">
            <text:p>76</text:p>
          </table:table-cell>
          <table:table-cell office:value-type="float" office:value="-184.375">
            <text:p>-184.375</text:p>
          </table:table-cell>
          <table:table-cell office:value-type="float" office:value="734.375">
            <text:p>734.375</text:p>
          </table:table-cell>
          <table:table-cell office:value-type="float" office:value="0.00298214636060428">
            <text:p>0.0029821464</text:p>
          </table:table-cell>
          <table:table-cell office:value-type="float" office:value="-0.00545843448398366">
            <text:p>-0.0054584345</text:p>
          </table:table-cell>
          <table:table-cell office:value-type="float" office:value="0.0150086858777846">
            <text:p>0.0150086859</text:p>
          </table:table-cell>
          <table:table-cell office:value-type="float" office:value="1.01045494292807">
            <text:p>1.0104549429</text:p>
          </table:table-cell>
          <table:table-cell office:value-type="float" office:value="0.980953876539808">
            <text:p>0.9809538765</text:p>
          </table:table-cell>
          <table:table-cell office:value-type="float" office:value="1.05297191144973">
            <text:p>1.0529719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575">
            <text:p>34575</text:p>
          </table:table-cell>
          <table:table-cell office:value-type="float" office:value="50468">
            <text:p>50468</text:p>
          </table:table-cell>
          <table:table-cell office:value-type="float" office:value="25">
            <text:p>25</text:p>
          </table:table-cell>
          <table:table-cell office:value-type="float" office:value="-316.5">
            <text:p>-316.5</text:p>
          </table:table-cell>
          <table:table-cell office:value-type="float" office:value="1141.125">
            <text:p>1141.125</text:p>
          </table:table-cell>
          <table:table-cell office:value-type="float" office:value="0.00106541657788195">
            <text:p>0.0010654166</text:p>
          </table:table-cell>
          <table:table-cell office:value-type="float" office:value="-0.00915401301518438">
            <text:p>-0.009154013</text:p>
          </table:table-cell>
          <table:table-cell office:value-type="float" office:value="0.0226108623286043">
            <text:p>0.0226108623</text:p>
          </table:table-cell>
          <table:table-cell office:value-type="float" office:value="1.00373118284306">
            <text:p>1.0037311828</text:p>
          </table:table-cell>
          <table:table-cell office:value-type="float" office:value="0.968125194517248">
            <text:p>0.9681251945</text:p>
          </table:table-cell>
          <table:table-cell office:value-type="float" office:value="1.08014007029679">
            <text:p>1.0801400703</text:p>
          </table:table-cell>
          <table:table-cell table:number-columns-repeated="2" office:value-type="float" office:value="0">
            <text:p>0</text:p>
          </table:table-cell>
          <table:table-cell office:value-type="float" office:value="31.000777247843">
            <text:p>31.000777247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6318">
            <text:p>36318</text:p>
          </table:table-cell>
          <table:table-cell office:value-type="float" office:value="52283">
            <text:p>52283</text:p>
          </table:table-cell>
          <table:table-cell office:value-type="float" office:value="-87.5">
            <text:p>-87.5</text:p>
          </table:table-cell>
          <table:table-cell office:value-type="float" office:value="-146.125">
            <text:p>-146.125</text:p>
          </table:table-cell>
          <table:table-cell office:value-type="float" office:value="953.875">
            <text:p>953.875</text:p>
          </table:table-cell>
          <table:table-cell office:value-type="float" office:value="-0.00360260210803689">
            <text:p>-0.0036026021</text:p>
          </table:table-cell>
          <table:table-cell office:value-type="float" office:value="-0.00402348697615507">
            <text:p>-0.004023487</text:p>
          </table:table-cell>
          <table:table-cell office:value-type="float" office:value="0.0182444580456363">
            <text:p>0.018244458</text:p>
          </table:table-cell>
          <table:table-cell office:value-type="float" office:value="0.987416330956091">
            <text:p>0.987416331</text:p>
          </table:table-cell>
          <table:table-cell office:value-type="float" office:value="0.985949524940454">
            <text:p>0.9859495249</text:p>
          </table:table-cell>
          <table:table-cell office:value-type="float" office:value="1.06450800924851">
            <text:p>1.0645080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013">
            <text:p>1013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1100">
            <text:p>51100</text:p>
          </table:table-cell>
          <table:table-cell office:value-type="float" office:value="42.75">
            <text:p>42.75</text:p>
          </table:table-cell>
          <table:table-cell office:value-type="float" office:value="-185.375">
            <text:p>-185.375</text:p>
          </table:table-cell>
          <table:table-cell office:value-type="float" office:value="999">
            <text:p>999</text:p>
          </table:table-cell>
          <table:table-cell office:value-type="float" office:value="0.00168992370636834">
            <text:p>0.0016899237</text:p>
          </table:table-cell>
          <table:table-cell office:value-type="float" office:value="-0.00534375900835976">
            <text:p>-0.005343759</text:p>
          </table:table-cell>
          <table:table-cell office:value-type="float" office:value="0.0195499021526419">
            <text:p>0.0195499022</text:p>
          </table:table-cell>
          <table:table-cell office:value-type="float" office:value="1.00592033042287">
            <text:p>1.0059203304</text:p>
          </table:table-cell>
          <table:table-cell office:value-type="float" office:value="0.981352812761006">
            <text:p>0.9813528128</text:p>
          </table:table-cell>
          <table:table-cell office:value-type="float" office:value="1.06917376693564">
            <text:p>1.06917376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-25.125">
            <text:p>-25.125</text:p>
          </table:table-cell>
          <table:table-cell office:value-type="float" office:value="424">
            <text:p>424</text:p>
          </table:table-cell>
          <table:table-cell office:value-type="float" office:value="296.375">
            <text:p>296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21420389461627">
            <text:p>0.0121420389</text:p>
          </table:table-cell>
          <table:table-cell office:value-type="float" office:value="0.00573680848592776">
            <text:p>0.0057368085</text:p>
          </table:table-cell>
          <table:table-cell office:value-type="float" office:value="0.996457572359485">
            <text:p>0.9964575724</text:p>
          </table:table-cell>
          <table:table-cell office:value-type="float" office:value="1.04278609736672">
            <text:p>1.0427860974</text:p>
          </table:table-cell>
          <table:table-cell office:value-type="float" office:value="1.02014333520509">
            <text:p>1.0201433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798">
            <text:p>35798</text:p>
          </table:table-cell>
          <table:table-cell office:value-type="float" office:value="52065">
            <text:p>52065</text:p>
          </table:table-cell>
          <table:table-cell office:value-type="float" office:value="-14.125">
            <text:p>-14.125</text:p>
          </table:table-cell>
          <table:table-cell office:value-type="float" office:value="-234.25">
            <text:p>-234.25</text:p>
          </table:table-cell>
          <table:table-cell office:value-type="float" office:value="-316.5">
            <text:p>-316.5</text:p>
          </table:table-cell>
          <table:table-cell office:value-type="float" office:value="-0.000620442765527541">
            <text:p>-0.0006204428</text:p>
          </table:table-cell>
          <table:table-cell office:value-type="float" office:value="-0.00654366165707581">
            <text:p>-0.0065436617</text:p>
          </table:table-cell>
          <table:table-cell office:value-type="float" office:value="-0.00607893978680496">
            <text:p>-0.0060789398</text:p>
          </table:table-cell>
          <table:table-cell office:value-type="float" office:value="0.997829204821135">
            <text:p>0.9978292048</text:p>
          </table:table-cell>
          <table:table-cell office:value-type="float" office:value="0.977181110435684">
            <text:p>0.9771811104</text:p>
          </table:table-cell>
          <table:table-cell office:value-type="float" office:value="0.978796139623689">
            <text:p>0.97879613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518">
            <text:p>36518</text:p>
          </table:table-cell>
          <table:table-cell office:value-type="float" office:value="52093">
            <text:p>52093</text:p>
          </table:table-cell>
          <table:table-cell office:value-type="float" office:value="-7.25">
            <text:p>-7.25</text:p>
          </table:table-cell>
          <table:table-cell office:value-type="float" office:value="560">
            <text:p>560</text:p>
          </table:table-cell>
          <table:table-cell office:value-type="float" office:value="-936.625">
            <text:p>-936.625</text:p>
          </table:table-cell>
          <table:table-cell office:value-type="float" office:value="-0.000303245775472645">
            <text:p>-0.0003032458</text:p>
          </table:table-cell>
          <table:table-cell office:value-type="float" office:value="0.0153349033353415">
            <text:p>0.0153349033</text:p>
          </table:table-cell>
          <table:table-cell office:value-type="float" office:value="-0.0179798629374388">
            <text:p>-0.0179798629</text:p>
          </table:table-cell>
          <table:table-cell office:value-type="float" office:value="0.998938820023526">
            <text:p>0.99893882</text:p>
          </table:table-cell>
          <table:table-cell office:value-type="float" office:value="1.05413307382389">
            <text:p>1.0541330738</text:p>
          </table:table-cell>
          <table:table-cell office:value-type="float" office:value="0.937704099642612">
            <text:p>0.937704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24090">
            <text:p>24090</text:p>
          </table:table-cell>
          <table:table-cell office:value-type="float" office:value="36600">
            <text:p>36600</text:p>
          </table:table-cell>
          <table:table-cell office:value-type="float" office:value="53517">
            <text:p>53517</text:p>
          </table:table-cell>
          <table:table-cell office:value-type="float" office:value="54.75">
            <text:p>54.75</text:p>
          </table:table-cell>
          <table:table-cell office:value-type="float" office:value="687.75">
            <text:p>687.75</text:p>
          </table:table-cell>
          <table:table-cell office:value-type="float" office:value="-1118.75">
            <text:p>-1118.75</text:p>
          </table:table-cell>
          <table:table-cell office:value-type="float" office:value="0.00227272727272727">
            <text:p>0.0022727273</text:p>
          </table:table-cell>
          <table:table-cell office:value-type="float" office:value="0.0187909836065574">
            <text:p>0.0187909836</text:p>
          </table:table-cell>
          <table:table-cell office:value-type="float" office:value="-0.0209045723788703">
            <text:p>-0.0209045724</text:p>
          </table:table-cell>
          <table:table-cell office:value-type="float" office:value="1.00796466942149">
            <text:p>1.0079646694</text:p>
          </table:table-cell>
          <table:table-cell office:value-type="float" office:value="1.06646052071016">
            <text:p>1.0664605207</text:p>
          </table:table-cell>
          <table:table-cell office:value-type="float" office:value="0.927690518920787">
            <text:p>0.9276905189</text:p>
          </table:table-cell>
          <table:table-cell table:number-columns-repeated="2" office:value-type="float" office:value="0">
            <text:p>0</text:p>
          </table:table-cell>
          <table:table-cell office:value-type="float" office:value="-32.8098889499543">
            <text:p>-32.8098889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940">
            <text:p>35940</text:p>
          </table:table-cell>
          <table:table-cell office:value-type="float" office:value="51301">
            <text:p>51301</text:p>
          </table:table-cell>
          <table:table-cell office:value-type="float" office:value="297.25">
            <text:p>297.25</text:p>
          </table:table-cell>
          <table:table-cell office:value-type="float" office:value="-923.625">
            <text:p>-923.625</text:p>
          </table:table-cell>
          <table:table-cell office:value-type="float" office:value="-1253.625">
            <text:p>-1253.625</text:p>
          </table:table-cell>
          <table:table-cell office:value-type="float" office:value="0.0115195318555263">
            <text:p>0.0115195319</text:p>
          </table:table-cell>
          <table:table-cell office:value-type="float" office:value="-0.025699081803005">
            <text:p>-0.0256990818</text:p>
          </table:table-cell>
          <table:table-cell office:value-type="float" office:value="-0.0244366581548118">
            <text:p>-0.0244366582</text:p>
          </table:table-cell>
          <table:table-cell office:value-type="float" office:value="1.04057845273812">
            <text:p>1.0405784527</text:p>
          </table:table-cell>
          <table:table-cell office:value-type="float" office:value="0.911347681588297">
            <text:p>0.9113476816</text:p>
          </table:table-cell>
          <table:table-cell office:value-type="float" office:value="0.915642110971238">
            <text:p>0.915642111</text:p>
          </table:table-cell>
          <table:table-cell office:value-type="float" office:value="0">
            <text:p>0</text:p>
          </table:table-cell>
          <table:table-cell office:value-type="float" office:value="-26.62359362739">
            <text:p>-26.6235936274</text:p>
          </table:table-cell>
          <table:table-cell office:value-type="float" office:value="-28.0170535200861">
            <text:p>-28.017053520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363">
            <text:p>35363</text:p>
          </table:table-cell>
          <table:table-cell office:value-type="float" office:value="50418">
            <text:p>50418</text:p>
          </table:table-cell>
          <table:table-cell office:value-type="float" office:value="549.75">
            <text:p>549.75</text:p>
          </table:table-cell>
          <table:table-cell office:value-type="float" office:value="-249.5">
            <text:p>-249.5</text:p>
          </table:table-cell>
          <table:table-cell office:value-type="float" office:value="-260.5">
            <text:p>-260.5</text:p>
          </table:table-cell>
          <table:table-cell office:value-type="float" office:value="0.0207727186850557">
            <text:p>0.0207727187</text:p>
          </table:table-cell>
          <table:table-cell office:value-type="float" office:value="-0.00705539688374855">
            <text:p>-0.0070553969</text:p>
          </table:table-cell>
          <table:table-cell office:value-type="float" office:value="-0.00516680550597009">
            <text:p>-0.0051668055</text:p>
          </table:table-cell>
          <table:table-cell office:value-type="float" office:value="1.07355026684717">
            <text:p>1.0735502668</text:p>
          </table:table-cell>
          <table:table-cell office:value-type="float" office:value="0.975403677012247">
            <text:p>0.975403677</text:p>
          </table:table-cell>
          <table:table-cell office:value-type="float" office:value="0.981968504652212">
            <text:p>0.9819685047</text:p>
          </table:table-cell>
          <table:table-cell office:value-type="float" office:value="33.7135354133822">
            <text:p>33.71353541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50933">
            <text:p>50933</text:p>
          </table:table-cell>
          <table:table-cell office:value-type="float" office:value="-816.25">
            <text:p>-816.25</text:p>
          </table:table-cell>
          <table:table-cell office:value-type="float" office:value="556.875">
            <text:p>556.875</text:p>
          </table:table-cell>
          <table:table-cell office:value-type="float" office:value="-884">
            <text:p>-884</text:p>
          </table:table-cell>
          <table:table-cell office:value-type="float" office:value="-0.0326604513444302">
            <text:p>-0.0326604513</text:p>
          </table:table-cell>
          <table:table-cell office:value-type="float" office:value="0.0157344880198915">
            <text:p>0.015734488</text:p>
          </table:table-cell>
          <table:table-cell office:value-type="float" office:value="-0.0173561345296762">
            <text:p>-0.0173561345</text:p>
          </table:table-cell>
          <table:table-cell office:value-type="float" office:value="0.887779162255257">
            <text:p>0.8877791623</text:p>
          </table:table-cell>
          <table:table-cell office:value-type="float" office:value="1.05555595333159">
            <text:p>1.0555559533</text:p>
          </table:table-cell>
          <table:table-cell office:value-type="float" office:value="0.939843950541525">
            <text:p>0.9398439505</text:p>
          </table:table-cell>
          <table:table-cell office:value-type="float" office:value="-20.8743376105183">
            <text:p>-20.8743376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5308">
            <text:p>35308</text:p>
          </table:table-cell>
          <table:table-cell office:value-type="float" office:value="52342">
            <text:p>52342</text:p>
          </table:table-cell>
          <table:table-cell office:value-type="float" office:value="-856">
            <text:p>-856</text:p>
          </table:table-cell>
          <table:table-cell office:value-type="float" office:value="612.5">
            <text:p>612.5</text:p>
          </table:table-cell>
          <table:table-cell office:value-type="float" office:value="-1089.625">
            <text:p>-1089.625</text:p>
          </table:table-cell>
          <table:table-cell office:value-type="float" office:value="-0.0365577621183002">
            <text:p>-0.0365577621</text:p>
          </table:table-cell>
          <table:table-cell office:value-type="float" office:value="0.0173473433782712">
            <text:p>0.0173473434</text:p>
          </table:table-cell>
          <table:table-cell office:value-type="float" office:value="-0.0208174124030415">
            <text:p>-0.0208174124</text:p>
          </table:table-cell>
          <table:table-cell office:value-type="float" office:value="0.874667313729302">
            <text:p>0.8746673137</text:p>
          </table:table-cell>
          <table:table-cell office:value-type="float" office:value="1.06130552525563">
            <text:p>1.0613055253</text:p>
          </table:table-cell>
          <table:table-cell office:value-type="float" office:value="0.927988451321305">
            <text:p>0.9279884513</text:p>
          </table:table-cell>
          <table:table-cell office:value-type="float" office:value="-18.6116037772465">
            <text:p>-18.6116037772</text:p>
          </table:table-cell>
          <table:table-cell office:value-type="float" office:value="0">
            <text:p>0</text:p>
          </table:table-cell>
          <table:table-cell office:value-type="float" office:value="-32.9487212800614">
            <text:p>-32.94872128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3074">
            <text:p>23074</text:p>
          </table:table-cell>
          <table:table-cell office:value-type="float" office:value="34614">
            <text:p>34614</text:p>
          </table:table-cell>
          <table:table-cell office:value-type="float" office:value="49661">
            <text:p>49661</text:p>
          </table:table-cell>
          <table:table-cell office:value-type="float" office:value="-901.875">
            <text:p>-901.875</text:p>
          </table:table-cell>
          <table:table-cell office:value-type="float" office:value="63.75">
            <text:p>63.75</text:p>
          </table:table-cell>
          <table:table-cell office:value-type="float" office:value="-1174.375">
            <text:p>-1174.375</text:p>
          </table:table-cell>
          <table:table-cell office:value-type="float" office:value="-0.039086200918783">
            <text:p>-0.0390862009</text:p>
          </table:table-cell>
          <table:table-cell office:value-type="float" office:value="0.00184174033628012">
            <text:p>0.0018417403</text:p>
          </table:table-cell>
          <table:table-cell office:value-type="float" office:value="-0.0236478323030144">
            <text:p>-0.0236478323</text:p>
          </table:table-cell>
          <table:table-cell office:value-type="float" office:value="0.866192649744696">
            <text:p>0.8661926497</text:p>
          </table:table-cell>
          <table:table-cell office:value-type="float" office:value="1.00645273951161">
            <text:p>1.0064527395</text:p>
          </table:table-cell>
          <table:table-cell office:value-type="float" office:value="0.918328658085807">
            <text:p>0.9183286581</text:p>
          </table:table-cell>
          <table:table-cell office:value-type="float" office:value="-17.3849314053781">
            <text:p>-17.3849314054</text:p>
          </table:table-cell>
          <table:table-cell office:value-type="float" office:value="0">
            <text:p>0</text:p>
          </table:table-cell>
          <table:table-cell office:value-type="float" office:value="-28.9632795122941">
            <text:p>-28.963279512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847">
            <text:p>33847</text:p>
          </table:table-cell>
          <table:table-cell office:value-type="float" office:value="48690">
            <text:p>48690</text:p>
          </table:table-cell>
          <table:table-cell office:value-type="float" office:value="-1001.875">
            <text:p>-1001.875</text:p>
          </table:table-cell>
          <table:table-cell office:value-type="float" office:value="-221.75">
            <text:p>-221.75</text:p>
          </table:table-cell>
          <table:table-cell office:value-type="float" office:value="-212.5">
            <text:p>-212.5</text:p>
          </table:table-cell>
          <table:table-cell office:value-type="float" office:value="-0.0441821749867702">
            <text:p>-0.044182175</text:p>
          </table:table-cell>
          <table:table-cell office:value-type="float" office:value="-0.00655154075693562">
            <text:p>-0.0065515408</text:p>
          </table:table-cell>
          <table:table-cell office:value-type="float" office:value="-0.00436434586157322">
            <text:p>-0.0043643459</text:p>
          </table:table-cell>
          <table:table-cell office:value-type="float" office:value="0.849188434135965">
            <text:p>0.8491884341</text:p>
          </table:table-cell>
          <table:table-cell office:value-type="float" office:value="0.977153735815853">
            <text:p>0.9771537358</text:p>
          </table:table-cell>
          <table:table-cell office:value-type="float" office:value="0.984762122613501">
            <text:p>0.9847621226</text:p>
          </table:table-cell>
          <table:table-cell office:value-type="float" office:value="-15.3392060761881">
            <text:p>-15.3392060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1462">
            <text:p>31462</text:p>
          </table:table-cell>
          <table:table-cell office:value-type="float" office:value="49485">
            <text:p>49485</text:p>
          </table:table-cell>
          <table:table-cell office:value-type="float" office:value="-880.75">
            <text:p>-880.75</text:p>
          </table:table-cell>
          <table:table-cell office:value-type="float" office:value="-1004.5">
            <text:p>-1004.5</text:p>
          </table:table-cell>
          <table:table-cell office:value-type="float" office:value="-778.875">
            <text:p>-778.875</text:p>
          </table:table-cell>
          <table:table-cell office:value-type="float" office:value="-0.0391618497109827">
            <text:p>-0.0391618497</text:p>
          </table:table-cell>
          <table:table-cell office:value-type="float" office:value="-0.0319274044879537">
            <text:p>-0.0319274045</text:p>
          </table:table-cell>
          <table:table-cell office:value-type="float" office:value="-0.0157396180660806">
            <text:p>-0.0157396181</text:p>
          </table:table-cell>
          <table:table-cell office:value-type="float" office:value="0.86593948093822">
            <text:p>0.8659394809</text:p>
          </table:table-cell>
          <table:table-cell office:value-type="float" office:value="0.890252028240543">
            <text:p>0.8902520282</text:p>
          </table:table-cell>
          <table:table-cell office:value-type="float" office:value="0.945396898499375">
            <text:p>0.9453968985</text:p>
          </table:table-cell>
          <table:table-cell office:value-type="float" office:value="-17.3506705305925">
            <text:p>-17.3506705306</text:p>
          </table:table-cell>
          <table:table-cell office:value-type="float" office:value="-21.361653300778">
            <text:p>-21.3616533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22388">
            <text:p>22388</text:p>
          </table:table-cell>
          <table:table-cell office:value-type="float" office:value="30746">
            <text:p>30746</text:p>
          </table:table-cell>
          <table:table-cell office:value-type="float" office:value="50673">
            <text:p>50673</text:p>
          </table:table-cell>
          <table:table-cell office:value-type="float" office:value="-714.375">
            <text:p>-714.375</text:p>
          </table:table-cell>
          <table:table-cell office:value-type="float" office:value="-1520.125">
            <text:p>-1520.125</text:p>
          </table:table-cell>
          <table:table-cell office:value-type="float" office:value="-994.375">
            <text:p>-994.375</text:p>
          </table:table-cell>
          <table:table-cell office:value-type="float" office:value="-0.0319088350902269">
            <text:p>-0.0319088351</text:p>
          </table:table-cell>
          <table:table-cell office:value-type="float" office:value="-0.0494413907500163">
            <text:p>-0.0494413908</text:p>
          </table:table-cell>
          <table:table-cell office:value-type="float" office:value="-0.0196233694472401">
            <text:p>-0.0196233694</text:p>
          </table:table-cell>
          <table:table-cell office:value-type="float" office:value="0.890314697747564">
            <text:p>0.8903146977</text:p>
          </table:table-cell>
          <table:table-cell office:value-type="float" office:value="0.831746256568763">
            <text:p>0.8317462566</text:p>
          </table:table-cell>
          <table:table-cell office:value-type="float" office:value="0.932072957126447">
            <text:p>0.9320729571</text:p>
          </table:table-cell>
          <table:table-cell office:value-type="float" office:value="-21.3742886368516">
            <text:p>-21.3742886369</text:p>
          </table:table-cell>
          <table:table-cell office:value-type="float" office:value="-13.670070546095">
            <text:p>-13.6700705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20744">
            <text:p>20744</text:p>
          </table:table-cell>
          <table:table-cell office:value-type="float" office:value="29404">
            <text:p>29404</text:p>
          </table:table-cell>
          <table:table-cell office:value-type="float" office:value="48679">
            <text:p>48679</text:p>
          </table:table-cell>
          <table:table-cell office:value-type="float" office:value="-929">
            <text:p>-929</text:p>
          </table:table-cell>
          <table:table-cell office:value-type="float" office:value="-729.125">
            <text:p>-729.125</text:p>
          </table:table-cell>
          <table:table-cell office:value-type="float" office:value="-1214.75">
            <text:p>-1214.75</text:p>
          </table:table-cell>
          <table:table-cell office:value-type="float" office:value="-0.0447840339375241">
            <text:p>-0.0447840339</text:p>
          </table:table-cell>
          <table:table-cell office:value-type="float" office:value="-0.0247967963542375">
            <text:p>-0.0247967964</text:p>
          </table:table-cell>
          <table:table-cell office:value-type="float" office:value="-0.0249542924053493">
            <text:p>-0.0249542924</text:p>
          </table:table-cell>
          <table:table-cell office:value-type="float" office:value="0.847186876222272">
            <text:p>0.8471868762</text:p>
          </table:table-cell>
          <table:table-cell office:value-type="float" office:value="0.914416379734658">
            <text:p>0.9144163797</text:p>
          </table:table-cell>
          <table:table-cell office:value-type="float" office:value="0.913880501331803">
            <text:p>0.9138805013</text:p>
          </table:table-cell>
          <table:table-cell office:value-type="float" office:value="-15.1283312136177">
            <text:p>-15.1283312136</text:p>
          </table:table-cell>
          <table:table-cell office:value-type="float" office:value="-27.6050700954627">
            <text:p>-27.6050700955</text:p>
          </table:table-cell>
          <table:table-cell office:value-type="float" office:value="-27.4286381350395">
            <text:p>-27.42863813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8569">
            <text:p>18569</text:p>
          </table:table-cell>
          <table:table-cell office:value-type="float" office:value="29290">
            <text:p>29290</text:p>
          </table:table-cell>
          <table:table-cell office:value-type="float" office:value="45754">
            <text:p>45754</text:p>
          </table:table-cell>
          <table:table-cell office:value-type="float" office:value="-1185.25">
            <text:p>-1185.25</text:p>
          </table:table-cell>
          <table:table-cell office:value-type="float" office:value="-1350">
            <text:p>-1350</text:p>
          </table:table-cell>
          <table:table-cell office:value-type="float" office:value="-1175.875">
            <text:p>-1175.875</text:p>
          </table:table-cell>
          <table:table-cell office:value-type="float" office:value="-0.0638295007808714">
            <text:p>-0.0638295008</text:p>
          </table:table-cell>
          <table:table-cell office:value-type="float" office:value="-0.0460908159781495">
            <text:p>-0.046090816</text:p>
          </table:table-cell>
          <table:table-cell office:value-type="float" office:value="-0.0256999388031648">
            <text:p>-0.0256999388</text:p>
          </table:table-cell>
          <table:table-cell office:value-type="float" office:value="0.784582189400023">
            <text:p>0.7845821894</text:p>
          </table:table-cell>
          <table:table-cell office:value-type="float" office:value="0.842845896178839">
            <text:p>0.8428458962</text:p>
          </table:table-cell>
          <table:table-cell office:value-type="float" office:value="0.911344768423717">
            <text:p>0.9113447684</text:p>
          </table:table-cell>
          <table:table-cell office:value-type="float" office:value="-10.508971385008">
            <text:p>-10.508971385</text:p>
          </table:table-cell>
          <table:table-cell office:value-type="float" office:value="-14.6894275003798">
            <text:p>-14.6894275004</text:p>
          </table:table-cell>
          <table:table-cell office:value-type="float" office:value="-26.6226941687457">
            <text:p>-26.622694168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4000">
            <text:p>14000</text:p>
          </table:table-cell>
          <table:table-cell office:value-type="float" office:value="28254">
            <text:p>28254</text:p>
          </table:table-cell>
          <table:table-cell office:value-type="float" office:value="42912">
            <text:p>42912</text:p>
          </table:table-cell>
          <table:table-cell office:value-type="float" office:value="-454.75">
            <text:p>-454.75</text:p>
          </table:table-cell>
          <table:table-cell office:value-type="float" office:value="-1828.125">
            <text:p>-1828.125</text:p>
          </table:table-cell>
          <table:table-cell office:value-type="float" office:value="-1292.875">
            <text:p>-1292.875</text:p>
          </table:table-cell>
          <table:table-cell office:value-type="float" office:value="-0.0324821428571429">
            <text:p>-0.0324821429</text:p>
          </table:table-cell>
          <table:table-cell office:value-type="float" office:value="-0.0647032278615417">
            <text:p>-0.0647032279</text:p>
          </table:table-cell>
          <table:table-cell office:value-type="float" office:value="-0.0301285188292319">
            <text:p>-0.0301285188</text:p>
          </table:table-cell>
          <table:table-cell office:value-type="float" office:value="0.888380475625">
            <text:p>0.8883804756</text:p>
          </table:table-cell>
          <table:table-cell office:value-type="float" office:value="0.781744257568181">
            <text:p>0.7817442576</text:p>
          </table:table-cell>
          <table:table-cell office:value-type="float" office:value="0.896329330285501">
            <text:p>0.8963293303</text:p>
          </table:table-cell>
          <table:table-cell office:value-type="float" office:value="-20.990849516221">
            <text:p>-20.9908495162</text:p>
          </table:table-cell>
          <table:table-cell office:value-type="float" office:value="-10.3622769858304">
            <text:p>-10.3622769858</text:p>
          </table:table-cell>
          <table:table-cell office:value-type="float" office:value="-22.6580071136821">
            <text:p>-22.658007113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3880">
            <text:p>13880</text:p>
          </table:table-cell>
          <table:table-cell office:value-type="float" office:value="28158">
            <text:p>28158</text:p>
          </table:table-cell>
          <table:table-cell office:value-type="float" office:value="41293">
            <text:p>41293</text:p>
          </table:table-cell>
          <table:table-cell office:value-type="float" office:value="-608.125">
            <text:p>-608.125</text:p>
          </table:table-cell>
          <table:table-cell office:value-type="float" office:value="-982.5">
            <text:p>-982.5</text:p>
          </table:table-cell>
          <table:table-cell office:value-type="float" office:value="-1464.625">
            <text:p>-1464.625</text:p>
          </table:table-cell>
          <table:table-cell office:value-type="float" office:value="-0.0438130403458213">
            <text:p>-0.0438130403</text:p>
          </table:table-cell>
          <table:table-cell office:value-type="float" office:value="-0.0348923929256339">
            <text:p>-0.0348923929</text:p>
          </table:table-cell>
          <table:table-cell office:value-type="float" office:value="-0.0354690867701547">
            <text:p>-0.0354690868</text:p>
          </table:table-cell>
          <table:table-cell office:value-type="float" office:value="0.850416740498141">
            <text:p>0.8504167405</text:p>
          </table:table-cell>
          <table:table-cell office:value-type="float" office:value="0.880262883765072">
            <text:p>0.8802628838</text:p>
          </table:table-cell>
          <table:table-cell office:value-type="float" office:value="0.878323986292424">
            <text:p>0.8783239863</text:p>
          </table:table-cell>
          <table:table-cell office:value-type="float" office:value="-15.471406561362">
            <text:p>-15.4714065614</text:p>
          </table:table-cell>
          <table:table-cell office:value-type="float" office:value="-19.5166557099317">
            <text:p>-19.5166557099</text:p>
          </table:table-cell>
          <table:table-cell office:value-type="float" office:value="-19.1936304878173">
            <text:p>-19.193630487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5462">
            <text:p>15462</text:p>
          </table:table-cell>
          <table:table-cell office:value-type="float" office:value="26070">
            <text:p>26070</text:p>
          </table:table-cell>
          <table:table-cell office:value-type="float" office:value="39428">
            <text:p>39428</text:p>
          </table:table-cell>
          <table:table-cell office:value-type="float" office:value="-784.875">
            <text:p>-784.875</text:p>
          </table:table-cell>
          <table:table-cell office:value-type="float" office:value="-1617">
            <text:p>-1617</text:p>
          </table:table-cell>
          <table:table-cell office:value-type="float" office:value="-1586.5">
            <text:p>-1586.5</text:p>
          </table:table-cell>
          <table:table-cell office:value-type="float" office:value="-0.0507615444315095">
            <text:p>-0.0507615444</text:p>
          </table:table-cell>
          <table:table-cell office:value-type="float" office:value="-0.0620253164556962">
            <text:p>-0.0620253165</text:p>
          </table:table-cell>
          <table:table-cell office:value-type="float" office:value="-0.0402379019985797">
            <text:p>-0.040237902</text:p>
          </table:table-cell>
          <table:table-cell office:value-type="float" office:value="0.827384993900138">
            <text:p>0.8273849939</text:p>
          </table:table-cell>
          <table:table-cell office:value-type="float" office:value="0.790451786572665">
            <text:p>0.7904517866</text:p>
          </table:table-cell>
          <table:table-cell office:value-type="float" office:value="0.862340756969176">
            <text:p>0.862340757</text:p>
          </table:table-cell>
          <table:table-cell office:value-type="float" office:value="-13.3053837462996">
            <text:p>-13.3053837463</text:p>
          </table:table-cell>
          <table:table-cell office:value-type="float" office:value="-10.8249580645218">
            <text:p>-10.8249580645</text:p>
          </table:table-cell>
          <table:table-cell office:value-type="float" office:value="-16.8772798655253">
            <text:p>-16.877279865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2600">
            <text:p>12600</text:p>
          </table:table-cell>
          <table:table-cell office:value-type="float" office:value="22988">
            <text:p>22988</text:p>
          </table:table-cell>
          <table:table-cell office:value-type="float" office:value="39283">
            <text:p>39283</text:p>
          </table:table-cell>
          <table:table-cell office:value-type="float" office:value="-187">
            <text:p>-187</text:p>
          </table:table-cell>
          <table:table-cell office:value-type="float" office:value="-1567.5">
            <text:p>-1567.5</text:p>
          </table:table-cell>
          <table:table-cell office:value-type="float" office:value="-1734.625">
            <text:p>-1734.625</text:p>
          </table:table-cell>
          <table:table-cell office:value-type="float" office:value="-0.0148412698412698">
            <text:p>-0.0148412698</text:p>
          </table:table-cell>
          <table:table-cell office:value-type="float" office:value="-0.0681877501305029">
            <text:p>-0.0681877501</text:p>
          </table:table-cell>
          <table:table-cell office:value-type="float" office:value="-0.0441571417661584">
            <text:p>-0.0441571418</text:p>
          </table:table-cell>
          <table:table-cell office:value-type="float" office:value="0.948487271604938">
            <text:p>0.9484872716</text:p>
          </table:table-cell>
          <table:table-cell office:value-type="float" office:value="0.770456030308245">
            <text:p>0.7704560303</text:p>
          </table:table-cell>
          <table:table-cell office:value-type="float" office:value="0.849271716029601">
            <text:p>0.849271716</text:p>
          </table:table-cell>
          <table:table-cell office:value-type="float" office:value="0">
            <text:p>0</text:p>
          </table:table-cell>
          <table:table-cell office:value-type="float" office:value="-9.81462160034235">
            <text:p>-9.8146216003</text:p>
          </table:table-cell>
          <table:table-cell office:value-type="float" office:value="-15.3481015277386">
            <text:p>-15.348101527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0854">
            <text:p>10854</text:p>
          </table:table-cell>
          <table:table-cell office:value-type="float" office:value="22462">
            <text:p>22462</text:p>
          </table:table-cell>
          <table:table-cell office:value-type="float" office:value="39142">
            <text:p>39142</text:p>
          </table:table-cell>
          <table:table-cell office:value-type="float" office:value="-740.25">
            <text:p>-740.25</text:p>
          </table:table-cell>
          <table:table-cell office:value-type="float" office:value="-239.25">
            <text:p>-239.25</text:p>
          </table:table-cell>
          <table:table-cell office:value-type="float" office:value="-1862.25">
            <text:p>-1862.25</text:p>
          </table:table-cell>
          <table:table-cell office:value-type="float" office:value="-0.0682006633499171">
            <text:p>-0.0682006633</text:p>
          </table:table-cell>
          <table:table-cell office:value-type="float" office:value="-0.0106513222331048">
            <text:p>-0.0106513222</text:p>
          </table:table-cell>
          <table:table-cell office:value-type="float" office:value="-0.047576771754126">
            <text:p>-0.0475767718</text:p>
          </table:table-cell>
          <table:table-cell office:value-type="float" office:value="0.770414286018773">
            <text:p>0.770414286</text:p>
          </table:table-cell>
          <table:table-cell office:value-type="float" office:value="0.962942735488148">
            <text:p>0.9629427355</text:p>
          </table:table-cell>
          <table:table-cell office:value-type="float" office:value="0.837917855313226">
            <text:p>0.8379178553</text:p>
          </table:table-cell>
          <table:table-cell office:value-type="float" office:value="-9.81269609125849">
            <text:p>-9.8126960913</text:p>
          </table:table-cell>
          <table:table-cell office:value-type="float" office:value="0">
            <text:p>0</text:p>
          </table:table-cell>
          <table:table-cell office:value-type="float" office:value="-14.2196359274321">
            <text:p>-14.219635927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11016">
            <text:p>11016</text:p>
          </table:table-cell>
          <table:table-cell office:value-type="float" office:value="22931">
            <text:p>22931</text:p>
          </table:table-cell>
          <table:table-cell office:value-type="float" office:value="39628">
            <text:p>39628</text:p>
          </table:table-cell>
          <table:table-cell office:value-type="float" office:value="-668.25">
            <text:p>-668.25</text:p>
          </table:table-cell>
          <table:table-cell office:value-type="float" office:value="-1860.625">
            <text:p>-1860.625</text:p>
          </table:table-cell>
          <table:table-cell office:value-type="float" office:value="-1784.25">
            <text:p>-1784.25</text:p>
          </table:table-cell>
          <table:table-cell office:value-type="float" office:value="-0.0606617647058824">
            <text:p>-0.0606617647</text:p>
          </table:table-cell>
          <table:table-cell office:value-type="float" office:value="-0.0811401596092626">
            <text:p>-0.0811401596</text:p>
          </table:table-cell>
          <table:table-cell office:value-type="float" office:value="-0.0450249823357222">
            <text:p>-0.0450249823</text:p>
          </table:table-cell>
          <table:table-cell office:value-type="float" office:value="0.794896328935986">
            <text:p>0.7948963289</text:p>
          </table:table-cell>
          <table:table-cell office:value-type="float" office:value="0.728913543350358">
            <text:p>0.7289135434</text:p>
          </table:table-cell>
          <table:table-cell office:value-type="float" office:value="0.846385969932263">
            <text:p>0.8463859699</text:p>
          </table:table-cell>
          <table:table-cell office:value-type="float" office:value="-11.0762381521496">
            <text:p>-11.0762381521</text:p>
          </table:table-cell>
          <table:table-cell office:value-type="float" office:value="-8.19112984770747">
            <text:p>-8.1911298477</text:p>
          </table:table-cell>
          <table:table-cell office:value-type="float" office:value="-15.0454894882666">
            <text:p>-15.045489488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3140">
            <text:p>13140</text:p>
          </table:table-cell>
          <table:table-cell office:value-type="float" office:value="21607">
            <text:p>21607</text:p>
          </table:table-cell>
          <table:table-cell office:value-type="float" office:value="35987">
            <text:p>35987</text:p>
          </table:table-cell>
          <table:table-cell office:value-type="float" office:value="-825.75">
            <text:p>-825.75</text:p>
          </table:table-cell>
          <table:table-cell office:value-type="float" office:value="-210.375">
            <text:p>-210.375</text:p>
          </table:table-cell>
          <table:table-cell office:value-type="float" office:value="-1869.5">
            <text:p>-1869.5</text:p>
          </table:table-cell>
          <table:table-cell office:value-type="float" office:value="-0.0628424657534247">
            <text:p>-0.0628424658</text:p>
          </table:table-cell>
          <table:table-cell office:value-type="float" office:value="-0.00973642800944139">
            <text:p>-0.009736428</text:p>
          </table:table-cell>
          <table:table-cell office:value-type="float" office:value="-0.0519493150304277">
            <text:p>-0.051949315</text:p>
          </table:table-cell>
          <table:table-cell office:value-type="float" office:value="0.787791753846876">
            <text:p>0.7877917538</text:p>
          </table:table-cell>
          <table:table-cell office:value-type="float" office:value="0.966108306106506">
            <text:p>0.9661083061</text:p>
          </table:table-cell>
          <table:table-cell office:value-type="float" office:value="0.823466910804479">
            <text:p>0.8234669108</text:p>
          </table:table-cell>
          <table:table-cell office:value-type="float" office:value="-10.6795946651728">
            <text:p>-10.6795946652</text:p>
          </table:table-cell>
          <table:table-cell office:value-type="float" office:value="0">
            <text:p>0</text:p>
          </table:table-cell>
          <table:table-cell office:value-type="float" office:value="-12.9931038996996">
            <text:p>-12.993103899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950">
            <text:p>950</text:p>
          </table:table-cell>
          <table:table-cell office:value-type="float" office:value="12456">
            <text:p>12456</text:p>
          </table:table-cell>
          <table:table-cell office:value-type="float" office:value="21075">
            <text:p>21075</text:p>
          </table:table-cell>
          <table:table-cell office:value-type="float" office:value="37886">
            <text:p>37886</text:p>
          </table:table-cell>
          <table:table-cell office:value-type="float" office:value="-810">
            <text:p>-810</text:p>
          </table:table-cell>
          <table:table-cell office:value-type="float" office:value="-504">
            <text:p>-504</text:p>
          </table:table-cell>
          <table:table-cell office:value-type="float" office:value="-996.125">
            <text:p>-996.125</text:p>
          </table:table-cell>
          <table:table-cell office:value-type="float" office:value="-0.065028901734104">
            <text:p>-0.0650289017</text:p>
          </table:table-cell>
          <table:table-cell office:value-type="float" office:value="-0.023914590747331">
            <text:p>-0.0239145907</text:p>
          </table:table-cell>
          <table:table-cell office:value-type="float" office:value="-0.0262926938710869">
            <text:p>-0.0262926939</text:p>
          </table:table-cell>
          <table:table-cell office:value-type="float" office:value="0.780687209729694">
            <text:p>0.7806872097</text:p>
          </table:table-cell>
          <table:table-cell office:value-type="float" office:value="0.917419871379542">
            <text:p>0.9174198714</text:p>
          </table:table-cell>
          <table:table-cell office:value-type="float" office:value="0.909330530723153">
            <text:p>0.9093305307</text:p>
          </table:table-cell>
          <table:table-cell office:value-type="float" office:value="-10.3086060971696">
            <text:p>-10.3086060972</text:p>
          </table:table-cell>
          <table:table-cell office:value-type="float" office:value="-28.6363077021504">
            <text:p>-28.6363077022</text:p>
          </table:table-cell>
          <table:table-cell office:value-type="float" office:value="-26.0146170397944">
            <text:p>-26.014617039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916">
            <text:p>916</text:p>
          </table:table-cell>
          <table:table-cell office:value-type="float" office:value="10854">
            <text:p>10854</text:p>
          </table:table-cell>
          <table:table-cell office:value-type="float" office:value="17754">
            <text:p>17754</text:p>
          </table:table-cell>
          <table:table-cell office:value-type="float" office:value="36670">
            <text:p>36670</text:p>
          </table:table-cell>
          <table:table-cell office:value-type="float" office:value="-740.25">
            <text:p>-740.25</text:p>
          </table:table-cell>
          <table:table-cell office:value-type="float" office:value="-1688">
            <text:p>-1688</text:p>
          </table:table-cell>
          <table:table-cell office:value-type="float" office:value="-389.5">
            <text:p>-389.5</text:p>
          </table:table-cell>
          <table:table-cell office:value-type="float" office:value="-0.0682006633499171">
            <text:p>-0.0682006633</text:p>
          </table:table-cell>
          <table:table-cell office:value-type="float" office:value="-0.095077165709136">
            <text:p>-0.0950771657</text:p>
          </table:table-cell>
          <table:table-cell office:value-type="float" office:value="-0.0106217616580311">
            <text:p>-0.0106217617</text:p>
          </table:table-cell>
          <table:table-cell office:value-type="float" office:value="0.770414286018773">
            <text:p>0.770414286</text:p>
          </table:table-cell>
          <table:table-cell office:value-type="float" office:value="0.684947668199018">
            <text:p>0.6849476682</text:p>
          </table:table-cell>
          <table:table-cell office:value-type="float" office:value="0.963044964965502">
            <text:p>0.963044965</text:p>
          </table:table-cell>
          <table:table-cell office:value-type="float" office:value="-9.81269609125849">
            <text:p>-9.8126960913</text:p>
          </table:table-cell>
          <table:table-cell office:value-type="float" office:value="-6.93802095780171">
            <text:p>-6.9380209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859">
            <text:p>859</text:p>
          </table:table-cell>
          <table:table-cell office:value-type="float" office:value="11016">
            <text:p>11016</text:p>
          </table:table-cell>
          <table:table-cell office:value-type="float" office:value="17501">
            <text:p>17501</text:p>
          </table:table-cell>
          <table:table-cell office:value-type="float" office:value="33022">
            <text:p>33022</text:p>
          </table:table-cell>
          <table:table-cell office:value-type="float" office:value="-668.25">
            <text:p>-668.25</text:p>
          </table:table-cell>
          <table:table-cell office:value-type="float" office:value="-317.625">
            <text:p>-317.625</text:p>
          </table:table-cell>
          <table:table-cell office:value-type="float" office:value="-275.5">
            <text:p>-275.5</text:p>
          </table:table-cell>
          <table:table-cell office:value-type="float" office:value="-0.0606617647058824">
            <text:p>-0.0606617647</text:p>
          </table:table-cell>
          <table:table-cell office:value-type="float" office:value="-0.0181489629164048">
            <text:p>-0.0181489629</text:p>
          </table:table-cell>
          <table:table-cell office:value-type="float" office:value="-0.00834292289988492">
            <text:p>-0.0083429229</text:p>
          </table:table-cell>
          <table:table-cell office:value-type="float" office:value="0.794896328935986">
            <text:p>0.7948963289</text:p>
          </table:table-cell>
          <table:table-cell office:value-type="float" office:value="0.937124224108268">
            <text:p>0.9371242241</text:p>
          </table:table-cell>
          <table:table-cell office:value-type="float" office:value="0.970936194400929">
            <text:p>0.9709361944</text:p>
          </table:table-cell>
          <table:table-cell office:value-type="float" office:value="-11.0762381521496">
            <text:p>-11.0762381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9036">
            <text:p>9036</text:p>
          </table:table-cell>
          <table:table-cell office:value-type="float" office:value="16566">
            <text:p>16566</text:p>
          </table:table-cell>
          <table:table-cell office:value-type="float" office:value="28300">
            <text:p>28300</text:p>
          </table:table-cell>
          <table:table-cell office:value-type="float" office:value="-447.75">
            <text:p>-447.75</text:p>
          </table:table-cell>
          <table:table-cell office:value-type="float" office:value="-820.875">
            <text:p>-820.875</text:p>
          </table:table-cell>
          <table:table-cell office:value-type="float" office:value="-753.125">
            <text:p>-753.125</text:p>
          </table:table-cell>
          <table:table-cell table:number-columns-repeated="2" office:value-type="float" office:value="-0.0495517928286853">
            <text:p>-0.0495517928</text:p>
          </table:table-cell>
          <table:table-cell office:value-type="float" office:value="-0.0266121908127208">
            <text:p>-0.0266121908</text:p>
          </table:table-cell>
          <table:table-cell table:number-columns-repeated="2" office:value-type="float" office:value="0.831381270237774">
            <text:p>0.8313812702</text:p>
          </table:table-cell>
          <table:table-cell office:value-type="float" office:value="0.908245421207188">
            <text:p>0.9082454212</text:p>
          </table:table-cell>
          <table:table-cell table:number-columns-repeated="2" office:value-type="float" office:value="-13.6388280358517">
            <text:p>-13.6388280359</text:p>
          </table:table-cell>
          <table:table-cell office:value-type="float" office:value="-25.6980960885671">
            <text:p>-25.698096088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6714">
            <text:p>6714</text:p>
          </table:table-cell>
          <table:table-cell office:value-type="float" office:value="14940">
            <text:p>14940</text:p>
          </table:table-cell>
          <table:table-cell office:value-type="float" office:value="25696">
            <text:p>25696</text:p>
          </table:table-cell>
          <table:table-cell office:value-type="float" office:value="-438.75">
            <text:p>-438.75</text:p>
          </table:table-cell>
          <table:table-cell office:value-type="float" office:value="-1028.75">
            <text:p>-1028.75</text:p>
          </table:table-cell>
          <table:table-cell office:value-type="float" office:value="-856">
            <text:p>-856</text:p>
          </table:table-cell>
          <table:table-cell office:value-type="float" office:value="-0.0653485254691689">
            <text:p>-0.0653485255</text:p>
          </table:table-cell>
          <table:table-cell office:value-type="float" office:value="-0.0688587684069612">
            <text:p>-0.0688587684</text:p>
          </table:table-cell>
          <table:table-cell office:value-type="float" office:value="-0.0333125778331258">
            <text:p>-0.0333125778</text:p>
          </table:table-cell>
          <table:table-cell office:value-type="float" office:value="0.779650203228658">
            <text:p>0.7796502032</text:p>
          </table:table-cell>
          <table:table-cell office:value-type="float" office:value="0.768287709349222">
            <text:p>0.7682877093</text:p>
          </table:table-cell>
          <table:table-cell office:value-type="float" office:value="0.88558104415416">
            <text:p>0.8855810442</text:p>
          </table:table-cell>
          <table:table-cell office:value-type="float" office:value="-10.2564522050972">
            <text:p>-10.2564522051</text:p>
          </table:table-cell>
          <table:table-cell office:value-type="float" office:value="-9.71552094090873">
            <text:p>-9.7155209409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8838">
            <text:p>8838</text:p>
          </table:table-cell>
          <table:table-cell office:value-type="float" office:value="14955">
            <text:p>14955</text:p>
          </table:table-cell>
          <table:table-cell office:value-type="float" office:value="25648">
            <text:p>25648</text:p>
          </table:table-cell>
          <table:table-cell office:value-type="float" office:value="-353.25">
            <text:p>-353.25</text:p>
          </table:table-cell>
          <table:table-cell office:value-type="float" office:value="-639.375">
            <text:p>-639.375</text:p>
          </table:table-cell>
          <table:table-cell office:value-type="float" office:value="-820">
            <text:p>-820</text:p>
          </table:table-cell>
          <table:table-cell office:value-type="float" office:value="-0.039969450101833">
            <text:p>-0.0399694501</text:p>
          </table:table-cell>
          <table:table-cell office:value-type="float" office:value="-0.042753259779338">
            <text:p>-0.0427532598</text:p>
          </table:table-cell>
          <table:table-cell office:value-type="float" office:value="-0.0319713038053649">
            <text:p>-0.0319713038</text:p>
          </table:table-cell>
          <table:table-cell office:value-type="float" office:value="0.863238136248813">
            <text:p>0.8632381362</text:p>
          </table:table-cell>
          <table:table-cell office:value-type="float" office:value="0.853946159566966">
            <text:p>0.8539461596</text:p>
          </table:table-cell>
          <table:table-cell office:value-type="float" office:value="0.890103878644572">
            <text:p>0.8901038786</text:p>
          </table:table-cell>
          <table:table-cell office:value-type="float" office:value="-16.9929947068983">
            <text:p>-16.9929947069</text:p>
          </table:table-cell>
          <table:table-cell office:value-type="float" office:value="-15.8636355003808">
            <text:p>-15.8636355004</text:p>
          </table:table-cell>
          <table:table-cell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91">
            <text:p>891</text:p>
          </table:table-cell>
          <table:table-cell office:value-type="float" office:value="10260">
            <text:p>10260</text:p>
          </table:table-cell>
          <table:table-cell office:value-type="float" office:value="16700">
            <text:p>16700</text:p>
          </table:table-cell>
          <table:table-cell office:value-type="float" office:value="27740">
            <text:p>27740</text:p>
          </table:table-cell>
          <table:table-cell office:value-type="float" office:value="-690.75">
            <text:p>-690.75</text:p>
          </table:table-cell>
          <table:table-cell office:value-type="float" office:value="-131.25">
            <text:p>-131.25</text:p>
          </table:table-cell>
          <table:table-cell office:value-type="float" office:value="-1743.25">
            <text:p>-1743.25</text:p>
          </table:table-cell>
          <table:table-cell office:value-type="float" office:value="-0.0673245614035088">
            <text:p>-0.0673245614</text:p>
          </table:table-cell>
          <table:table-cell office:value-type="float" office:value="-0.00785928143712575">
            <text:p>-0.0078592814</text:p>
          </table:table-cell>
          <table:table-cell office:value-type="float" office:value="-0.0628424657534247">
            <text:p>-0.0628424658</text:p>
          </table:table-cell>
          <table:table-cell office:value-type="float" office:value="0.773247924361342">
            <text:p>0.7732479244</text:p>
          </table:table-cell>
          <table:table-cell office:value-type="float" office:value="0.972613580847287">
            <text:p>0.9726135808</text:p>
          </table:table-cell>
          <table:table-cell office:value-type="float" office:value="0.787791753846876">
            <text:p>0.7877917538</text:p>
          </table:table-cell>
          <table:table-cell office:value-type="float" office:value="-9.94500715100757">
            <text:p>-9.945007151</text:p>
          </table:table-cell>
          <table:table-cell office:value-type="float" office:value="0">
            <text:p>0</text:p>
          </table:table-cell>
          <table:table-cell office:value-type="float" office:value="-10.6795946651728">
            <text:p>-10.679594665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table:number-columns-repeated="2" office:value-type="float" office:value="1405">
            <text:p>1405</text:p>
          </table:table-cell>
          <table:table-cell office:value-type="float" office:value="9036">
            <text:p>9036</text:p>
          </table:table-cell>
          <table:table-cell office:value-type="float" office:value="14569">
            <text:p>14569</text:p>
          </table:table-cell>
          <table:table-cell office:value-type="float" office:value="26550">
            <text:p>26550</text:p>
          </table:table-cell>
          <table:table-cell office:value-type="float" office:value="-447.75">
            <text:p>-447.75</text:p>
          </table:table-cell>
          <table:table-cell office:value-type="float" office:value="-586.5">
            <text:p>-586.5</text:p>
          </table:table-cell>
          <table:table-cell office:value-type="float" office:value="-1296.875">
            <text:p>-1296.875</text:p>
          </table:table-cell>
          <table:table-cell office:value-type="float" office:value="-0.0495517928286853">
            <text:p>-0.0495517928</text:p>
          </table:table-cell>
          <table:table-cell office:value-type="float" office:value="-0.0402567094515753">
            <text:p>-0.0402567095</text:p>
          </table:table-cell>
          <table:table-cell office:value-type="float" office:value="-0.048846516007533">
            <text:p>-0.048846516</text:p>
          </table:table-cell>
          <table:table-cell office:value-type="float" office:value="0.831381270237774">
            <text:p>0.8313812702</text:p>
          </table:table-cell>
          <table:table-cell office:value-type="float" office:value="0.862277898124989">
            <text:p>0.8622778981</text:p>
          </table:table-cell>
          <table:table-cell office:value-type="float" office:value="0.83371371894074">
            <text:p>0.8337137189</text:p>
          </table:table-cell>
          <table:table-cell office:value-type="float" office:value="-13.6388280358517">
            <text:p>-13.6388280359</text:p>
          </table:table-cell>
          <table:table-cell office:value-type="float" office:value="-16.8692308471742">
            <text:p>-16.8692308472</text:p>
          </table:table-cell>
          <table:table-cell office:value-type="float" office:value="-13.8408433143192">
            <text:p>-13.840843314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6714">
            <text:p>6714</text:p>
          </table:table-cell>
          <table:table-cell office:value-type="float" office:value="13360">
            <text:p>13360</text:p>
          </table:table-cell>
          <table:table-cell office:value-type="float" office:value="25825">
            <text:p>25825</text:p>
          </table:table-cell>
          <table:table-cell office:value-type="float" office:value="-438.75">
            <text:p>-438.75</text:p>
          </table:table-cell>
          <table:table-cell office:value-type="float" office:value="-280">
            <text:p>-280</text:p>
          </table:table-cell>
          <table:table-cell office:value-type="float" office:value="-546.875">
            <text:p>-546.875</text:p>
          </table:table-cell>
          <table:table-cell office:value-type="float" office:value="-0.0653485254691689">
            <text:p>-0.0653485255</text:p>
          </table:table-cell>
          <table:table-cell office:value-type="float" office:value="-0.0209580838323353">
            <text:p>-0.0209580838</text:p>
          </table:table-cell>
          <table:table-cell office:value-type="float" office:value="-0.0211761858664085">
            <text:p>-0.0211761859</text:p>
          </table:table-cell>
          <table:table-cell office:value-type="float" office:value="0.779650203228658">
            <text:p>0.7796502032</text:p>
          </table:table-cell>
          <table:table-cell office:value-type="float" office:value="0.927507619491556">
            <text:p>0.9275076195</text:p>
          </table:table-cell>
          <table:table-cell office:value-type="float" office:value="0.926762273929354">
            <text:p>0.9267622739</text:p>
          </table:table-cell>
          <table:table-cell office:value-type="float" office:value="-10.2564522050972">
            <text:p>-10.2564522051</text:p>
          </table:table-cell>
          <table:table-cell office:value-type="float" office:value="-32.7252255818978">
            <text:p>-32.7252255819</text:p>
          </table:table-cell>
          <table:table-cell office:value-type="float" office:value="-32.3845803842727">
            <text:p>-32.384580384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271">
            <text:p>1271</text:p>
          </table:table-cell>
          <table:table-cell office:value-type="float" office:value="8838">
            <text:p>8838</text:p>
          </table:table-cell>
          <table:table-cell office:value-type="float" office:value="13957">
            <text:p>13957</text:p>
          </table:table-cell>
          <table:table-cell office:value-type="float" office:value="25725">
            <text:p>25725</text:p>
          </table:table-cell>
          <table:table-cell office:value-type="float" office:value="-353.25">
            <text:p>-353.25</text:p>
          </table:table-cell>
          <table:table-cell office:value-type="float" office:value="-520.625">
            <text:p>-520.625</text:p>
          </table:table-cell>
          <table:table-cell office:value-type="float" office:value="-350">
            <text:p>-350</text:p>
          </table:table-cell>
          <table:table-cell office:value-type="float" office:value="-0.039969450101833">
            <text:p>-0.0399694501</text:p>
          </table:table-cell>
          <table:table-cell office:value-type="float" office:value="-0.0373020706455542">
            <text:p>-0.0373020706</text:p>
          </table:table-cell>
          <table:table-cell office:value-type="float" office:value="-0.0136054421768707">
            <text:p>-0.0136054422</text:p>
          </table:table-cell>
          <table:table-cell office:value-type="float" office:value="0.863238136248813">
            <text:p>0.8632381362</text:p>
          </table:table-cell>
          <table:table-cell office:value-type="float" office:value="0.872169983910474">
            <text:p>0.8721699839</text:p>
          </table:table-cell>
          <table:table-cell office:value-type="float" office:value="0.952743764172336">
            <text:p>0.9527437642</text:p>
          </table:table-cell>
          <table:table-cell office:value-type="float" office:value="-16.9929947068983">
            <text:p>-16.9929947069</text:p>
          </table:table-cell>
          <table:table-cell office:value-type="float" office:value="-18.2332333791834">
            <text:p>-18.23323337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6498">
            <text:p>6498</text:p>
          </table:table-cell>
          <table:table-cell office:value-type="float" office:value="12540">
            <text:p>12540</text:p>
          </table:table-cell>
          <table:table-cell office:value-type="float" office:value="22368">
            <text:p>22368</text:p>
          </table:table-cell>
          <table:table-cell office:value-type="float" office:value="-418.125">
            <text:p>-418.125</text:p>
          </table:table-cell>
          <table:table-cell office:value-type="float" office:value="-844.25">
            <text:p>-844.25</text:p>
          </table:table-cell>
          <table:table-cell office:value-type="float" office:value="-816">
            <text:p>-816</text:p>
          </table:table-cell>
          <table:table-cell office:value-type="float" office:value="-0.0643467220683287">
            <text:p>-0.0643467221</text:p>
          </table:table-cell>
          <table:table-cell office:value-type="float" office:value="-0.0673245614035088">
            <text:p>-0.0673245614</text:p>
          </table:table-cell>
          <table:table-cell office:value-type="float" office:value="-0.036480686695279">
            <text:p>-0.0364806867</text:p>
          </table:table-cell>
          <table:table-cell office:value-type="float" office:value="0.782901854017089">
            <text:p>0.782901854</text:p>
          </table:table-cell>
          <table:table-cell office:value-type="float" office:value="0.773247924361342">
            <text:p>0.7732479244</text:p>
          </table:table-cell>
          <table:table-cell office:value-type="float" office:value="0.874926043949972">
            <text:p>0.8749260439</text:p>
          </table:table-cell>
          <table:table-cell office:value-type="float" office:value="-10.421651584216">
            <text:p>-10.4216515842</text:p>
          </table:table-cell>
          <table:table-cell office:value-type="float" office:value="-9.94500715100757">
            <text:p>-9.945007151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table:number-columns-repeated="2" office:value-type="float" office:value="1606">
            <text:p>1606</text:p>
          </table:table-cell>
          <table:table-cell office:value-type="float" office:value="5968">
            <text:p>5968</text:p>
          </table:table-cell>
          <table:table-cell office:value-type="float" office:value="12386">
            <text:p>12386</text:p>
          </table:table-cell>
          <table:table-cell office:value-type="float" office:value="19792">
            <text:p>19792</text:p>
          </table:table-cell>
          <table:table-cell office:value-type="float" office:value="-390">
            <text:p>-390</text:p>
          </table:table-cell>
          <table:table-cell office:value-type="float" office:value="-449.875">
            <text:p>-449.875</text:p>
          </table:table-cell>
          <table:table-cell office:value-type="float" office:value="-842">
            <text:p>-842</text:p>
          </table:table-cell>
          <table:table-cell office:value-type="float" office:value="-0.0653485254691689">
            <text:p>-0.0653485255</text:p>
          </table:table-cell>
          <table:table-cell office:value-type="float" office:value="-0.0363212497981592">
            <text:p>-0.0363212498</text:p>
          </table:table-cell>
          <table:table-cell office:value-type="float" office:value="-0.0425424413904608">
            <text:p>-0.0425424414</text:p>
          </table:table-cell>
          <table:table-cell office:value-type="float" office:value="0.779650203228658">
            <text:p>0.7796502032</text:p>
          </table:table-cell>
          <table:table-cell office:value-type="float" office:value="0.875461322752767">
            <text:p>0.8754613228</text:p>
          </table:table-cell>
          <table:table-cell office:value-type="float" office:value="0.85464877939953">
            <text:p>0.8546487794</text:p>
          </table:table-cell>
          <table:table-cell office:value-type="float" office:value="-10.2564522050972">
            <text:p>-10.2564522051</text:p>
          </table:table-cell>
          <table:table-cell office:value-type="float" office:value="-18.7350815279088">
            <text:p>-18.7350815279</text:p>
          </table:table-cell>
          <table:table-cell office:value-type="float" office:value="-15.9439901578523">
            <text:p>-15.943990157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1603">
            <text:p>1603</text:p>
          </table:table-cell>
          <table:table-cell office:value-type="float" office:value="7856">
            <text:p>7856</text:p>
          </table:table-cell>
          <table:table-cell office:value-type="float" office:value="12425">
            <text:p>12425</text:p>
          </table:table-cell>
          <table:table-cell office:value-type="float" office:value="21168">
            <text:p>21168</text:p>
          </table:table-cell>
          <table:table-cell office:value-type="float" office:value="-314">
            <text:p>-314</text:p>
          </table:table-cell>
          <table:table-cell office:value-type="float" office:value="278.125">
            <text:p>278.125</text:p>
          </table:table-cell>
          <table:table-cell office:value-type="float" office:value="-786">
            <text:p>-786</text:p>
          </table:table-cell>
          <table:table-cell office:value-type="float" office:value="-0.039969450101833">
            <text:p>-0.0399694501</text:p>
          </table:table-cell>
          <table:table-cell office:value-type="float" office:value="0.0223843058350101">
            <text:p>0.0223843058</text:p>
          </table:table-cell>
          <table:table-cell office:value-type="float" office:value="-0.0371315192743764">
            <text:p>-0.0371315193</text:p>
          </table:table-cell>
          <table:table-cell office:value-type="float" office:value="0.863238136248813">
            <text:p>0.8632381362</text:p>
          </table:table-cell>
          <table:table-cell office:value-type="float" office:value="1.07932714243206">
            <text:p>1.0793271424</text:p>
          </table:table-cell>
          <table:table-cell office:value-type="float" office:value="0.872742031997984">
            <text:p>0.872742032</text:p>
          </table:table-cell>
          <table:table-cell office:value-type="float" office:value="-16.9929947068983">
            <text:p>-16.9929947069</text:p>
          </table:table-cell>
          <table:table-cell office:value-type="float" office:value="31.3110610699496">
            <text:p>31.3110610699</text:p>
          </table:table-cell>
          <table:table-cell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107">
            <text:p>1107</text:p>
          </table:table-cell>
          <table:table-cell office:value-type="float" office:value="8820">
            <text:p>8820</text:p>
          </table:table-cell>
          <table:table-cell office:value-type="float" office:value="13396">
            <text:p>13396</text:p>
          </table:table-cell>
          <table:table-cell office:value-type="float" office:value="22125">
            <text:p>22125</text:p>
          </table:table-cell>
          <table:table-cell office:value-type="float" office:value="-374.25">
            <text:p>-374.25</text:p>
          </table:table-cell>
          <table:table-cell office:value-type="float" office:value="-300.25">
            <text:p>-300.25</text:p>
          </table:table-cell>
          <table:table-cell office:value-type="float" office:value="-1256.25">
            <text:p>-1256.25</text:p>
          </table:table-cell>
          <table:table-cell office:value-type="float" office:value="-0.0424319727891156">
            <text:p>-0.0424319728</text:p>
          </table:table-cell>
          <table:table-cell office:value-type="float" office:value="-0.0224134069871603">
            <text:p>-0.022413407</text:p>
          </table:table-cell>
          <table:table-cell office:value-type="float" office:value="-0.0567796610169492">
            <text:p>-0.056779661</text:p>
          </table:table-cell>
          <table:table-cell office:value-type="float" office:value="0.855017020975057">
            <text:p>0.855017021</text:p>
          </table:table-cell>
          <table:table-cell office:value-type="float" office:value="0.922537702737972">
            <text:p>0.9225377027</text:p>
          </table:table-cell>
          <table:table-cell office:value-type="float" office:value="0.807590089054869">
            <text:p>0.8075900891</text:p>
          </table:table-cell>
          <table:table-cell office:value-type="float" office:value="-15.9864146743394">
            <text:p>-15.9864146743</text:p>
          </table:table-cell>
          <table:table-cell office:value-type="float" office:value="-30.5776778444602">
            <text:p>-30.5776778445</text:p>
          </table:table-cell>
          <table:table-cell office:value-type="float" office:value="-11.8577168497441">
            <text:p>-11.857716849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1657">
            <text:p>1657</text:p>
          </table:table-cell>
          <table:table-cell office:value-type="float" office:value="6498">
            <text:p>6498</text:p>
          </table:table-cell>
          <table:table-cell office:value-type="float" office:value="10659">
            <text:p>10659</text:p>
          </table:table-cell>
          <table:table-cell office:value-type="float" office:value="20816">
            <text:p>20816</text:p>
          </table:table-cell>
          <table:table-cell office:value-type="float" office:value="-424.25">
            <text:p>-424.25</text:p>
          </table:table-cell>
          <table:table-cell office:value-type="float" office:value="-594">
            <text:p>-594</text:p>
          </table:table-cell>
          <table:table-cell office:value-type="float" office:value="-544">
            <text:p>-544</text:p>
          </table:table-cell>
          <table:table-cell office:value-type="float" office:value="-0.0652893197907048">
            <text:p>-0.0652893198</text:p>
          </table:table-cell>
          <table:table-cell office:value-type="float" office:value="-0.0557275541795666">
            <text:p>-0.0557275542</text:p>
          </table:table-cell>
          <table:table-cell office:value-type="float" office:value="-0.0261337432744043">
            <text:p>-0.0261337433</text:p>
          </table:table-cell>
          <table:table-cell office:value-type="float" office:value="0.77984226347885">
            <text:p>0.7798422635</text:p>
          </table:table-cell>
          <table:table-cell office:value-type="float" office:value="0.811040458549397">
            <text:p>0.8110404585</text:p>
          </table:table-cell>
          <table:table-cell office:value-type="float" office:value="0.909870524713149">
            <text:p>0.9098705247</text:p>
          </table:table-cell>
          <table:table-cell office:value-type="float" office:value="-10.2660744414538">
            <text:p>-10.2660744415</text:p>
          </table:table-cell>
          <table:table-cell office:value-type="float" office:value="-12.0882555447363">
            <text:p>-12.0882555447</text:p>
          </table:table-cell>
          <table:table-cell office:value-type="float" office:value="-26.174969805141">
            <text:p>-26.174969805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office:value-type="float" office:value="1614">
            <text:p>1614</text:p>
          </table:table-cell>
          <table:table-cell office:value-type="float" office:value="7021">
            <text:p>7021</text:p>
          </table:table-cell>
          <table:table-cell office:value-type="float" office:value="11775">
            <text:p>11775</text:p>
          </table:table-cell>
          <table:table-cell office:value-type="float" office:value="19776">
            <text:p>19776</text:p>
          </table:table-cell>
          <table:table-cell office:value-type="float" office:value="-300">
            <text:p>-300</text:p>
          </table:table-cell>
          <table:table-cell office:value-type="float" office:value="-22.5">
            <text:p>-22.5</text:p>
          </table:table-cell>
          <table:table-cell office:value-type="float" office:value="-306">
            <text:p>-306</text:p>
          </table:table-cell>
          <table:table-cell office:value-type="float" office:value="-0.0427289559891753">
            <text:p>-0.042728956</text:p>
          </table:table-cell>
          <table:table-cell office:value-type="float" office:value="-0.00191082802547771">
            <text:p>-0.001910828</text:p>
          </table:table-cell>
          <table:table-cell office:value-type="float" office:value="-0.0154733009708738">
            <text:p>-0.015473301</text:p>
          </table:table-cell>
          <table:table-cell office:value-type="float" office:value="0.854027150850539">
            <text:p>0.8540271509</text:p>
          </table:table-cell>
          <table:table-cell office:value-type="float" office:value="0.993319258387764">
            <text:p>0.9933192584</text:p>
          </table:table-cell>
          <table:table-cell office:value-type="float" office:value="0.946312715766095">
            <text:p>0.9463127158</text:p>
          </table:table-cell>
          <table:table-cell office:value-type="float" office:value="-15.8728586022743">
            <text:p>-15.87285860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029">
            <text:p>1029</text:p>
          </table:table-cell>
          <table:table-cell office:value-type="float" office:value="6879">
            <text:p>6879</text:p>
          </table:table-cell>
          <table:table-cell office:value-type="float" office:value="11550">
            <text:p>11550</text:p>
          </table:table-cell>
          <table:table-cell office:value-type="float" office:value="19700">
            <text:p>19700</text:p>
          </table:table-cell>
          <table:table-cell office:value-type="float" office:value="-445.375">
            <text:p>-445.375</text:p>
          </table:table-cell>
          <table:table-cell office:value-type="float" office:value="-245.714285714286">
            <text:p>-245.7142857143</text:p>
          </table:table-cell>
          <table:table-cell office:value-type="float" office:value="-123.875">
            <text:p>-123.875</text:p>
          </table:table-cell>
          <table:table-cell office:value-type="float" office:value="-0.0647441488588458">
            <text:p>-0.0647441489</text:p>
          </table:table-cell>
          <table:table-cell office:value-type="float" office:value="-0.021273964131107">
            <text:p>-0.0212739641</text:p>
          </table:table-cell>
          <table:table-cell office:value-type="float" office:value="-0.00628807106598985">
            <text:p>-0.0062880711</text:p>
          </table:table-cell>
          <table:table-cell office:value-type="float" office:value="0.781611416424494">
            <text:p>0.7816114164</text:p>
          </table:table-cell>
          <table:table-cell office:value-type="float" office:value="0.926428185378835">
            <text:p>0.9264281854</text:p>
          </table:table-cell>
          <table:table-cell office:value-type="float" office:value="0.978069249350988">
            <text:p>0.9780692494</text:p>
          </table:table-cell>
          <table:table-cell office:value-type="float" office:value="-10.355503577872">
            <text:p>-10.3555035779</text:p>
          </table:table-cell>
          <table:table-cell office:value-type="float" office:value="-32.2341317392644">
            <text:p>-32.2341317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1398">
            <text:p>1398</text:p>
          </table:table-cell>
          <table:table-cell office:value-type="float" office:value="5776">
            <text:p>5776</text:p>
          </table:table-cell>
          <table:table-cell office:value-type="float" office:value="10032">
            <text:p>10032</text:p>
          </table:table-cell>
          <table:table-cell office:value-type="float" office:value="16608">
            <text:p>16608</text:p>
          </table:table-cell>
          <table:table-cell office:value-type="float" office:value="-297.625">
            <text:p>-297.625</text:p>
          </table:table-cell>
          <table:table-cell office:value-type="float" office:value="-432.875">
            <text:p>-432.875</text:p>
          </table:table-cell>
          <table:table-cell office:value-type="float" office:value="-640.875">
            <text:p>-640.875</text:p>
          </table:table-cell>
          <table:table-cell office:value-type="float" office:value="-0.0515278739612188">
            <text:p>-0.051527874</text:p>
          </table:table-cell>
          <table:table-cell office:value-type="float" office:value="-0.0431494218500797">
            <text:p>-0.0431494219</text:p>
          </table:table-cell>
          <table:table-cell office:value-type="float" office:value="-0.0385883309248555">
            <text:p>-0.0385883309</text:p>
          </table:table-cell>
          <table:table-cell office:value-type="float" office:value="0.824856479853862">
            <text:p>0.8248564799</text:p>
          </table:table-cell>
          <table:table-cell office:value-type="float" office:value="0.852626293832473">
            <text:p>0.8526262938</text:p>
          </table:table-cell>
          <table:table-cell office:value-type="float" office:value="0.867859397958795">
            <text:p>0.867859398</text:p>
          </table:table-cell>
          <table:table-cell office:value-type="float" office:value="-13.1022585905748">
            <text:p>-13.1022585906</text:p>
          </table:table-cell>
          <table:table-cell office:value-type="float" office:value="-15.7147597758313">
            <text:p>-15.7147597758</text:p>
          </table:table-cell>
          <table:table-cell office:value-type="float" office:value="-17.6137644520812">
            <text:p>-17.613764452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373">
            <text:p>373</text:p>
          </table:table-cell>
          <table:table-cell office:value-type="float" office:value="717">
            <text:p>717</text:p>
          </table:table-cell>
          <table:table-cell office:value-type="float" office:value="5527">
            <text:p>5527</text:p>
          </table:table-cell>
          <table:table-cell office:value-type="float" office:value="10132">
            <text:p>10132</text:p>
          </table:table-cell>
          <table:table-cell office:value-type="float" office:value="18325">
            <text:p>18325</text:p>
          </table:table-cell>
          <table:table-cell office:value-type="float" office:value="-381.125">
            <text:p>-381.125</text:p>
          </table:table-cell>
          <table:table-cell office:value-type="float" office:value="-698.875">
            <text:p>-698.875</text:p>
          </table:table-cell>
          <table:table-cell office:value-type="float" office:value="-611">
            <text:p>-611</text:p>
          </table:table-cell>
          <table:table-cell office:value-type="float" office:value="-0.0689569386647367">
            <text:p>-0.0689569387</text:p>
          </table:table-cell>
          <table:table-cell office:value-type="float" office:value="-0.0689770035530991">
            <text:p>-0.0689770036</text:p>
          </table:table-cell>
          <table:table-cell office:value-type="float" office:value="-0.0333424283765348">
            <text:p>-0.0333424284</text:p>
          </table:table-cell>
          <table:table-cell office:value-type="float" office:value="0.767970631077845">
            <text:p>0.7679706311</text:p>
          </table:table-cell>
          <table:table-cell office:value-type="float" office:value="0.767905828521715">
            <text:p>0.7679058285</text:p>
          </table:table-cell>
          <table:table-cell office:value-type="float" office:value="0.885480467041015">
            <text:p>0.885480467</text:p>
          </table:table-cell>
          <table:table-cell office:value-type="float" office:value="-9.70118412704034">
            <text:p>-9.701184127</text:p>
          </table:table-cell>
          <table:table-cell office:value-type="float" office:value="-9.69825886538623">
            <text:p>-9.6982588654</text:p>
          </table:table-cell>
          <table:table-cell office:value-type="float" office:value="-20.4402108546571">
            <text:p>-20.440210854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21">
            <text:p>821</text:p>
          </table:table-cell>
          <table:table-cell office:value-type="float" office:value="6204">
            <text:p>6204</text:p>
          </table:table-cell>
          <table:table-cell office:value-type="float" office:value="10626">
            <text:p>10626</text:p>
          </table:table-cell>
          <table:table-cell office:value-type="float" office:value="17625">
            <text:p>17625</text:p>
          </table:table-cell>
          <table:table-cell office:value-type="float" office:value="-450.714285714286">
            <text:p>-450.7142857143</text:p>
          </table:table-cell>
          <table:table-cell office:value-type="float" office:value="-290.5">
            <text:p>-290.5</text:p>
          </table:table-cell>
          <table:table-cell office:value-type="float" office:value="-534">
            <text:p>-534</text:p>
          </table:table-cell>
          <table:table-cell office:value-type="float" office:value="-0.0726489822234503">
            <text:p>-0.0726489822</text:p>
          </table:table-cell>
          <table:table-cell office:value-type="float" office:value="-0.0273386034255599">
            <text:p>-0.0273386034</text:p>
          </table:table-cell>
          <table:table-cell office:value-type="float" office:value="-0.0302978723404255">
            <text:p>-0.0302978723</text:p>
          </table:table-cell>
          <table:table-cell office:value-type="float" office:value="0.756073196469406">
            <text:p>0.7560731965</text:p>
          </table:table-cell>
          <table:table-cell office:value-type="float" office:value="0.90577979051557">
            <text:p>0.9057797905</text:p>
          </table:table-cell>
          <table:table-cell office:value-type="float" office:value="0.89575665050249">
            <text:p>0.8957566505</text:p>
          </table:table-cell>
          <table:table-cell office:value-type="float" office:value="-9.19011482623238">
            <text:p>-9.1901148262</text:p>
          </table:table-cell>
          <table:table-cell office:value-type="float" office:value="-25.0059800041309">
            <text:p>-25.0059800041</text:p>
          </table:table-cell>
          <table:table-cell office:value-type="float" office:value="-22.5294003480593">
            <text:p>-22.529400348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1372">
            <text:p>1372</text:p>
          </table:table-cell>
          <table:table-cell office:value-type="float" office:value="4753">
            <text:p>4753</text:p>
          </table:table-cell>
          <table:table-cell office:value-type="float" office:value="9376">
            <text:p>9376</text:p>
          </table:table-cell>
          <table:table-cell office:value-type="float" office:value="19663">
            <text:p>19663</text:p>
          </table:table-cell>
          <table:table-cell office:value-type="float" office:value="-502.166666666667">
            <text:p>-502.1666666667</text:p>
          </table:table-cell>
          <table:table-cell office:value-type="float" office:value="-286.6">
            <text:p>-286.6</text:p>
          </table:table-cell>
          <table:table-cell office:value-type="float" office:value="-590.666666666667">
            <text:p>-590.6666666667</text:p>
          </table:table-cell>
          <table:table-cell office:value-type="float" office:value="-0.105652570306473">
            <text:p>-0.1056525703</text:p>
          </table:table-cell>
          <table:table-cell office:value-type="float" office:value="-0.0305674061433447">
            <text:p>-0.0305674061</text:p>
          </table:table-cell>
          <table:table-cell office:value-type="float" office:value="-0.0300394988896235">
            <text:p>-0.0300394989</text:p>
          </table:table-cell>
          <table:table-cell office:value-type="float" office:value="0.652094436527578">
            <text:p>0.6520944365</text:p>
          </table:table-cell>
          <table:table-cell office:value-type="float" office:value="0.894845436482225">
            <text:p>0.8948454365</text:p>
          </table:table-cell>
          <table:table-cell office:value-type="float" office:value="0.896630402013656">
            <text:p>0.896630402</text:p>
          </table:table-cell>
          <table:table-cell office:value-type="float" office:value="-6.20760567155299">
            <text:p>-6.2076056716</text:p>
          </table:table-cell>
          <table:table-cell office:value-type="float" office:value="-22.3276554559161">
            <text:p>-22.3276554559</text:p>
          </table:table-cell>
          <table:table-cell office:value-type="float" office:value="-22.7261901063111">
            <text:p>-22.726190106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31">
            <text:p>531</text:p>
          </table:table-cell>
          <table:table-cell office:value-type="float" office:value="1301">
            <text:p>1301</text:p>
          </table:table-cell>
          <table:table-cell office:value-type="float" office:value="4067">
            <text:p>4067</text:p>
          </table:table-cell>
          <table:table-cell office:value-type="float" office:value="8421">
            <text:p>8421</text:p>
          </table:table-cell>
          <table:table-cell office:value-type="float" office:value="16825">
            <text:p>16825</text:p>
          </table:table-cell>
          <table:table-cell office:value-type="float" office:value="-467.6">
            <text:p>-467.6</text:p>
          </table:table-cell>
          <table:table-cell office:value-type="float" office:value="-968.6">
            <text:p>-968.6</text:p>
          </table:table-cell>
          <table:table-cell office:value-type="float" office:value="-123.2">
            <text:p>-123.2</text:p>
          </table:table-cell>
          <table:table-cell office:value-type="float" office:value="-0.114974182444062">
            <text:p>-0.1149741824</text:p>
          </table:table-cell>
          <table:table-cell office:value-type="float" office:value="-0.115021968887306">
            <text:p>-0.1150219689</text:p>
          </table:table-cell>
          <table:table-cell office:value-type="float" office:value="-0.00732243684992571">
            <text:p>-0.0073224368</text:p>
          </table:table-cell>
          <table:table-cell office:value-type="float" office:value="0.623499724197997">
            <text:p>0.6234997242</text:p>
          </table:table-cell>
          <table:table-cell office:value-type="float" office:value="0.623354013414787">
            <text:p>0.6233540134</text:p>
          </table:table-cell>
          <table:table-cell office:value-type="float" office:value="0.974476562464845">
            <text:p>0.9744765625</text:p>
          </table:table-cell>
          <table:table-cell office:value-type="float" office:value="-5.67509340706902">
            <text:p>-5.6750934071</text:p>
          </table:table-cell>
          <table:table-cell office:value-type="float" office:value="-5.6725856289685">
            <text:p>-5.6725856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97">
            <text:p>497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3645">
            <text:p>3645</text:p>
          </table:table-cell>
          <table:table-cell office:value-type="float" office:value="7996">
            <text:p>7996</text:p>
          </table:table-cell>
          <table:table-cell office:value-type="float" office:value="16532">
            <text:p>16532</text:p>
          </table:table-cell>
          <table:table-cell office:value-type="float" office:value="0">
            <text:p>0</text:p>
          </table:table-cell>
          <table:table-cell office:value-type="float" office:value="-253">
            <text:p>-2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16408204102051">
            <text:p>-0.0316408204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91219365936095">
            <text:p>0.8912193659</text:p>
          </table:table-cell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-21.558307817707">
            <text:p>-21.5583078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788">
            <text:p>788</text:p>
          </table:table-cell>
          <table:table-cell office:value-type="float" office:value="3266">
            <text:p>3266</text:p>
          </table:table-cell>
          <table:table-cell office:value-type="float" office:value="7441">
            <text:p>7441</text:p>
          </table:table-cell>
          <table:table-cell office:value-type="float" office:value="16246">
            <text:p>16246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2927">
            <text:p>2927</text:p>
          </table:table-cell>
          <table:table-cell office:value-type="float" office:value="6951">
            <text:p>6951</text:p>
          </table:table-cell>
          <table:table-cell office:value-type="float" office:value="16018">
            <text:p>16018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10">
            <text:p>210</text:p>
          </table:table-cell>
          <table:table-cell office:value-type="float" office:value="7379.5">
            <text:p>7379.5</text:p>
          </table:table-cell>
          <table:table-cell office:value-type="float" office:value="25073.75">
            <text:p>25073.75</text:p>
          </table:table-cell>
          <table:table-cell office:value-type="float" office:value="12.2625">
            <text:p>12.26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78">
            <text:p>478</text:p>
          </table:table-cell>
          <table:table-cell office:value-type="float" office:value="733">
            <text:p>733</text:p>
          </table:table-cell>
          <table:table-cell office:value-type="float" office:value="2623">
            <text:p>2623</text:p>
          </table:table-cell>
          <table:table-cell office:value-type="float" office:value="6491">
            <text:p>6491</text:p>
          </table:table-cell>
          <table:table-cell office:value-type="float" office:value="15792">
            <text:p>15792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11">
            <text:p>211</text:p>
          </table:table-cell>
          <table:table-cell office:value-type="float" office:value="7140.33333333333">
            <text:p>7140.3333333333</text:p>
          </table:table-cell>
          <table:table-cell office:value-type="float" office:value="25953.3333333333">
            <text:p>25953.3333333333</text:p>
          </table:table-cell>
          <table:table-cell office:value-type="float" office:value="12.5966666666667">
            <text:p>12.59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62">
            <text:p>462</text:p>
          </table:table-cell>
          <table:table-cell table:number-columns-repeated="2" office:value-type="float" office:value="705">
            <text:p>705</text:p>
          </table:table-cell>
          <table:table-cell office:value-type="float" office:value="2350">
            <text:p>2350</text:p>
          </table:table-cell>
          <table:table-cell office:value-type="float" office:value="5862">
            <text:p>5862</text:p>
          </table:table-cell>
          <table:table-cell office:value-type="float" office:value="15570">
            <text:p>15570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.1">
            <text:p>30.1</text:p>
          </table:table-cell>
          <table:table-cell office:value-type="float" office:value="50.4">
            <text:p>50.4</text:p>
          </table:table-cell>
          <table:table-cell office:value-type="float" office:value="52.6">
            <text:p>52.6</text:p>
          </table:table-cell>
          <table:table-cell office:value-type="float" office:value="29225">
            <text:p>29225</text:p>
          </table:table-cell>
          <table:table-cell office:value-type="float" office:value="29298">
            <text:p>29298</text:p>
          </table:table-cell>
          <table:table-cell office:value-type="float" office:value="30411">
            <text:p>304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1:50.06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270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611">
                <text:p>2261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616">
                <text:p>2261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404">
                <text:p>2440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5274">
                <text:p>2527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620">
                <text:p>16620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890">
                <text:p>16890</text:p>
              </table:table-cell>
              <table:table-cell office:value-type="float" office:value="27735">
                <text:p>2773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95">
                <text:p>13895</text:p>
              </table:table-cell>
              <table:table-cell office:value-type="float" office:value="18062">
                <text:p>18062</text:p>
              </table:table-cell>
              <table:table-cell office:value-type="float" office:value="28430">
                <text:p>2843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555">
                <text:p>18555</text:p>
              </table:table-cell>
              <table:table-cell office:value-type="float" office:value="26459">
                <text:p>2645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190">
                <text:p>13190</text:p>
              </table:table-cell>
              <table:table-cell office:value-type="float" office:value="19094">
                <text:p>19094</text:p>
              </table:table-cell>
              <table:table-cell office:value-type="float" office:value="26037">
                <text:p>2603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64">
                <text:p>13264</text:p>
              </table:table-cell>
              <table:table-cell office:value-type="float" office:value="20658">
                <text:p>20658</text:p>
              </table:table-cell>
              <table:table-cell office:value-type="float" office:value="28567">
                <text:p>2856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080">
                <text:p>14080</text:p>
              </table:table-cell>
              <table:table-cell office:value-type="float" office:value="20858">
                <text:p>20858</text:p>
              </table:table-cell>
              <table:table-cell office:value-type="float" office:value="29784">
                <text:p>297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635">
                <text:p>14635</text:p>
              </table:table-cell>
              <table:table-cell office:value-type="float" office:value="19520">
                <text:p>19520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141">
                <text:p>15141</text:p>
              </table:table-cell>
              <table:table-cell office:value-type="float" office:value="21242">
                <text:p>21242</text:p>
              </table:table-cell>
              <table:table-cell office:value-type="float" office:value="35553">
                <text:p>3555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210">
                <text:p>16210</text:p>
              </table:table-cell>
              <table:table-cell office:value-type="float" office:value="22394">
                <text:p>22394</text:p>
              </table:table-cell>
              <table:table-cell office:value-type="float" office:value="37706">
                <text:p>3770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465">
                <text:p>16465</text:p>
              </table:table-cell>
              <table:table-cell office:value-type="float" office:value="22445">
                <text:p>22445</text:p>
              </table:table-cell>
              <table:table-cell office:value-type="float" office:value="37687">
                <text:p>3768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655">
                <text:p>15655</text:p>
              </table:table-cell>
              <table:table-cell office:value-type="float" office:value="23808">
                <text:p>23808</text:p>
              </table:table-cell>
              <table:table-cell office:value-type="float" office:value="39599">
                <text:p>3959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004">
                <text:p>15004</text:p>
              </table:table-cell>
              <table:table-cell office:value-type="float" office:value="25374">
                <text:p>25374</text:p>
              </table:table-cell>
              <table:table-cell office:value-type="float" office:value="40885">
                <text:p>4088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578">
                <text:p>16578</text:p>
              </table:table-cell>
              <table:table-cell office:value-type="float" office:value="27813">
                <text:p>27813</text:p>
              </table:table-cell>
              <table:table-cell office:value-type="float" office:value="43112">
                <text:p>4311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642">
                <text:p>17642</text:p>
              </table:table-cell>
              <table:table-cell office:value-type="float" office:value="28085">
                <text:p>28085</text:p>
              </table:table-cell>
              <table:table-cell office:value-type="float" office:value="46443">
                <text:p>4644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29642">
                <text:p>29642</text:p>
              </table:table-cell>
              <table:table-cell office:value-type="float" office:value="49274">
                <text:p>4927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014">
                <text:p>20014</text:p>
              </table:table-cell>
              <table:table-cell office:value-type="float" office:value="30246">
                <text:p>30246</text:p>
              </table:table-cell>
              <table:table-cell office:value-type="float" office:value="48222">
                <text:p>4822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1880">
                <text:p>31880</text:p>
              </table:table-cell>
              <table:table-cell office:value-type="float" office:value="46163">
                <text:p>4616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066">
                <text:p>33066</text:p>
              </table:table-cell>
              <table:table-cell office:value-type="float" office:value="46763">
                <text:p>4676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4748">
                <text:p>34748</text:p>
              </table:table-cell>
              <table:table-cell office:value-type="float" office:value="48798">
                <text:p>4879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642">
                <text:p>22642</text:p>
              </table:table-cell>
              <table:table-cell office:value-type="float" office:value="34050">
                <text:p>34050</text:p>
              </table:table-cell>
              <table:table-cell office:value-type="float" office:value="48257">
                <text:p>4825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3112">
                <text:p>33112</text:p>
              </table:table-cell>
              <table:table-cell office:value-type="float" office:value="50816">
                <text:p>50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998">
                <text:p>33998</text:p>
              </table:table-cell>
              <table:table-cell office:value-type="float" office:value="53054">
                <text:p>530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014">
                <text:p>26014</text:p>
              </table:table-cell>
              <table:table-cell office:value-type="float" office:value="34658">
                <text:p>34658</text:p>
              </table:table-cell>
              <table:table-cell office:value-type="float" office:value="49116">
                <text:p>4911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830">
                <text:p>25830</text:p>
              </table:table-cell>
              <table:table-cell office:value-type="float" office:value="33796">
                <text:p>33796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368">
                <text:p>32368</text:p>
              </table:table-cell>
              <table:table-cell office:value-type="float" office:value="48858">
                <text:p>4885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045">
                <text:p>25045</text:p>
              </table:table-cell>
              <table:table-cell office:value-type="float" office:value="32886">
                <text:p>32886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675">
                <text:p>25675</text:p>
              </table:table-cell>
              <table:table-cell office:value-type="float" office:value="33650">
                <text:p>33650</text:p>
              </table:table-cell>
              <table:table-cell office:value-type="float" office:value="48251">
                <text:p>4825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778">
                <text:p>33778</text:p>
              </table:table-cell>
              <table:table-cell office:value-type="float" office:value="48930">
                <text:p>4893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575">
                <text:p>34575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6318">
                <text:p>36318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1100">
                <text:p>51100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798">
                <text:p>35798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518">
                <text:p>36518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6600">
                <text:p>36600</text:p>
              </table:table-cell>
              <table:table-cell office:value-type="float" office:value="53517">
                <text:p>5351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940">
                <text:p>35940</text:p>
              </table:table-cell>
              <table:table-cell office:value-type="float" office:value="51301">
                <text:p>5130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363">
                <text:p>35363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5308">
                <text:p>35308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4614">
                <text:p>34614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847">
                <text:p>33847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462">
                <text:p>31462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388">
                <text:p>22388</text:p>
              </table:table-cell>
              <table:table-cell office:value-type="float" office:value="30746">
                <text:p>30746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0744">
                <text:p>20744</text:p>
              </table:table-cell>
              <table:table-cell office:value-type="float" office:value="29404">
                <text:p>2940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569">
                <text:p>18569</text:p>
              </table:table-cell>
              <table:table-cell office:value-type="float" office:value="29290">
                <text:p>29290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000">
                <text:p>14000</text:p>
              </table:table-cell>
              <table:table-cell office:value-type="float" office:value="28254">
                <text:p>28254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3880">
                <text:p>13880</text:p>
              </table:table-cell>
              <table:table-cell office:value-type="float" office:value="28158">
                <text:p>28158</text:p>
              </table:table-cell>
              <table:table-cell office:value-type="float" office:value="41293">
                <text:p>4129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5462">
                <text:p>15462</text:p>
              </table:table-cell>
              <table:table-cell office:value-type="float" office:value="26070">
                <text:p>26070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2600">
                <text:p>12600</text:p>
              </table:table-cell>
              <table:table-cell office:value-type="float" office:value="22988">
                <text:p>22988</text:p>
              </table:table-cell>
              <table:table-cell office:value-type="float" office:value="39283">
                <text:p>3928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0854">
                <text:p>10854</text:p>
              </table:table-cell>
              <table:table-cell office:value-type="float" office:value="22462">
                <text:p>22462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016">
                <text:p>11016</text:p>
              </table:table-cell>
              <table:table-cell office:value-type="float" office:value="22931">
                <text:p>22931</text:p>
              </table:table-cell>
              <table:table-cell office:value-type="float" office:value="39628">
                <text:p>39628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140">
                <text:p>13140</text:p>
              </table:table-cell>
              <table:table-cell office:value-type="float" office:value="21607">
                <text:p>21607</text:p>
              </table:table-cell>
              <table:table-cell office:value-type="float" office:value="35987">
                <text:p>35987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456">
                <text:p>12456</text:p>
              </table:table-cell>
              <table:table-cell office:value-type="float" office:value="21075">
                <text:p>21075</text:p>
              </table:table-cell>
              <table:table-cell office:value-type="float" office:value="37886">
                <text:p>3788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854">
                <text:p>10854</text:p>
              </table:table-cell>
              <table:table-cell office:value-type="float" office:value="17754">
                <text:p>17754</text:p>
              </table:table-cell>
              <table:table-cell office:value-type="float" office:value="36670">
                <text:p>3667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1016">
                <text:p>11016</text:p>
              </table:table-cell>
              <table:table-cell office:value-type="float" office:value="17501">
                <text:p>17501</text:p>
              </table:table-cell>
              <table:table-cell office:value-type="float" office:value="33022">
                <text:p>3302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9036">
                <text:p>9036</text:p>
              </table:table-cell>
              <table:table-cell office:value-type="float" office:value="16566">
                <text:p>16566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6714">
                <text:p>6714</text:p>
              </table:table-cell>
              <table:table-cell office:value-type="float" office:value="14940">
                <text:p>14940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8838">
                <text:p>8838</text:p>
              </table:table-cell>
              <table:table-cell office:value-type="float" office:value="14955">
                <text:p>14955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260">
                <text:p>10260</text:p>
              </table:table-cell>
              <table:table-cell office:value-type="float" office:value="16700">
                <text:p>16700</text:p>
              </table:table-cell>
              <table:table-cell office:value-type="float" office:value="27740">
                <text:p>27740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9036">
                <text:p>9036</text:p>
              </table:table-cell>
              <table:table-cell office:value-type="float" office:value="14569">
                <text:p>14569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6714">
                <text:p>6714</text:p>
              </table:table-cell>
              <table:table-cell office:value-type="float" office:value="13360">
                <text:p>13360</text:p>
              </table:table-cell>
              <table:table-cell office:value-type="float" office:value="25825">
                <text:p>2582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8838">
                <text:p>8838</text:p>
              </table:table-cell>
              <table:table-cell office:value-type="float" office:value="13957">
                <text:p>13957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6498">
                <text:p>6498</text:p>
              </table:table-cell>
              <table:table-cell office:value-type="float" office:value="12540">
                <text:p>12540</text:p>
              </table:table-cell>
              <table:table-cell office:value-type="float" office:value="22368">
                <text:p>2236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5968">
                <text:p>5968</text:p>
              </table:table-cell>
              <table:table-cell office:value-type="float" office:value="12386">
                <text:p>12386</text:p>
              </table:table-cell>
              <table:table-cell office:value-type="float" office:value="19792">
                <text:p>1979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856">
                <text:p>7856</text:p>
              </table:table-cell>
              <table:table-cell office:value-type="float" office:value="12425">
                <text:p>12425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820">
                <text:p>8820</text:p>
              </table:table-cell>
              <table:table-cell office:value-type="float" office:value="13396">
                <text:p>13396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6498">
                <text:p>6498</text:p>
              </table:table-cell>
              <table:table-cell office:value-type="float" office:value="10659">
                <text:p>10659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7021">
                <text:p>7021</text:p>
              </table:table-cell>
              <table:table-cell office:value-type="float" office:value="11775">
                <text:p>11775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879">
                <text:p>6879</text:p>
              </table:table-cell>
              <table:table-cell office:value-type="float" office:value="11550">
                <text:p>11550</text:p>
              </table:table-cell>
              <table:table-cell office:value-type="float" office:value="19700">
                <text:p>19700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0032">
                <text:p>10032</text:p>
              </table:table-cell>
              <table:table-cell office:value-type="float" office:value="16608">
                <text:p>16608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5527">
                <text:p>5527</text:p>
              </table:table-cell>
              <table:table-cell office:value-type="float" office:value="10132">
                <text:p>10132</text:p>
              </table:table-cell>
              <table:table-cell office:value-type="float" office:value="18325">
                <text:p>1832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6204">
                <text:p>6204</text:p>
              </table:table-cell>
              <table:table-cell office:value-type="float" office:value="10626">
                <text:p>10626</text:p>
              </table:table-cell>
              <table:table-cell office:value-type="float" office:value="17625">
                <text:p>17625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4753">
                <text:p>4753</text:p>
              </table:table-cell>
              <table:table-cell office:value-type="float" office:value="9376">
                <text:p>9376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067">
                <text:p>4067</text:p>
              </table:table-cell>
              <table:table-cell office:value-type="float" office:value="8421">
                <text:p>8421</text:p>
              </table:table-cell>
              <table:table-cell office:value-type="float" office:value="16825">
                <text:p>16825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3645">
                <text:p>3645</text:p>
              </table:table-cell>
              <table:table-cell office:value-type="float" office:value="7996">
                <text:p>7996</text:p>
              </table:table-cell>
              <table:table-cell office:value-type="float" office:value="16532">
                <text:p>1653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3266">
                <text:p>3266</text:p>
              </table:table-cell>
              <table:table-cell office:value-type="float" office:value="7441">
                <text:p>7441</text:p>
              </table:table-cell>
              <table:table-cell office:value-type="float" office:value="16246">
                <text:p>1624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927">
                <text:p>2927</text:p>
              </table:table-cell>
              <table:table-cell office:value-type="float" office:value="6951">
                <text:p>6951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623">
                <text:p>2623</text:p>
              </table:table-cell>
              <table:table-cell office:value-type="float" office:value="6491">
                <text:p>6491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0">
                <text:p>2350</text:p>
              </table:table-cell>
              <table:table-cell office:value-type="float" office:value="5862">
                <text:p>5862</text:p>
              </table:table-cell>
              <table:table-cell office:value-type="float" office:value="15570">
                <text:p>15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274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379.5">
                <text:p>7379.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140.33333333333">
                <text:p>714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0.99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2.2625">
                <text:p>12.262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.5966666666667">
                <text:p>12.5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44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155791256095">
                <text:p>1.1215579125609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857801811324">
                <text:p>1.1485780181132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205932845044">
                <text:p>1.1320593284504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422599023879">
                <text:p>1.1142259902387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649965958561">
                <text:p>1.0864996595856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043422276305">
                <text:p>1.0504342227630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483219142654">
                <text:p>1.1748321914265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5436041435585">
                <text:p>1.1543604143558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162426751067">
                <text:p>1.0916242675106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1191544985813">
                <text:p>1.1119154498581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431035206941">
                <text:p>1.1943103520694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939055193305">
                <text:p>1.1893905519330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3893518408231">
                <text:p>1.1389351840823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915879859995">
                <text:p>1.1791587985999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948877406904">
                <text:p>1.1494887740690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2116556641057">
                <text:p>1.1211655664105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9579394129554">
                <text:p>1.1957939412955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7287132202512">
                <text:p>1.0728713220251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230331336382">
                <text:p>1.1223033133638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039396870816">
                <text:p>1.0703939687081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2887011801441">
                <text:p>1.0288701180144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47265955492">
                <text:p>1.0464726595549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65068954183297">
                <text:p>0.96506895418329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948422038827">
                <text:p>1.0494842203882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568850071921">
                <text:p>1.056885007192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96467461392308">
                <text:p>0.99646746139230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82727165036493">
                <text:p>0.98272716503649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886768071545">
                <text:p>1.0588676807154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80029103645637">
                <text:p>0.98002910364563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365526213601">
                <text:p>1.0136552621360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0953876539808">
                <text:p>0.98095387653980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8125194517248">
                <text:p>0.96812519451724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5949524940454">
                <text:p>0.98594952494045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78609736672">
                <text:p>1.0427860973667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7181110435684">
                <text:p>0.97718111043568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413307382389">
                <text:p>1.0541330738238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646052071016">
                <text:p>1.0664605207101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11347681588297">
                <text:p>0.91134768158829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75403677012247">
                <text:p>0.97540367701224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555595333159">
                <text:p>1.055555953331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645273951161">
                <text:p>1.006452739511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77153735815853">
                <text:p>0.97715373581585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0252028240543">
                <text:p>0.89025202824054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31746256568763">
                <text:p>0.83174625656876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14416379734658">
                <text:p>0.91441637973465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42845896178839">
                <text:p>0.842845896178839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781744257568181">
                <text:p>0.781744257568181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880262883765072">
                <text:p>0.88026288376507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790451786572665">
                <text:p>0.79045178657266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770456030308245">
                <text:p>0.770456030308245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728913543350358">
                <text:p>0.728913543350358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6108306106506">
                <text:p>0.96610830610650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17419871379542">
                <text:p>0.91741987137954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684947668199018">
                <text:p>0.68494766819901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37124224108268">
                <text:p>0.93712422410826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31381270237774">
                <text:p>0.831381270237774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68287709349222">
                <text:p>0.76828770934922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53946159566966">
                <text:p>0.85394615956696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72613580847287">
                <text:p>0.97261358084728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62277898124989">
                <text:p>0.86227789812498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27507619491556">
                <text:p>0.92750761949155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72169983910474">
                <text:p>0.87216998391047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773247924361342">
                <text:p>0.77324792436134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75461322752767">
                <text:p>0.87546132275276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.07932714243206">
                <text:p>1.07932714243206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22537702737972">
                <text:p>0.92253770273797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11040458549397">
                <text:p>0.81104045854939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93319258387764">
                <text:p>0.99331925838776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26428185378835">
                <text:p>0.92642818537883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52626293832473">
                <text:p>0.852626293832473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767905828521715">
                <text:p>0.767905828521715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90577979051557">
                <text:p>0.90577979051557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894845436482225">
                <text:p>0.89484543648222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623354013414787">
                <text:p>0.623354013414787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891219365936095">
                <text:p>0.891219365936095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5073.75">
                <text:p>25073.75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5953.3333333333">
                <text:p>2595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